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16cm"/>
    </style:style>
    <style:style style:name="co2" style:family="table-column">
      <style:table-column-properties fo:break-before="auto" style:column-width="1.628cm"/>
    </style:style>
    <style:style style:name="co3" style:family="table-column">
      <style:table-column-properties fo:break-before="auto" style:column-width="1.543cm"/>
    </style:style>
    <style:style style:name="co4" style:family="table-column">
      <style:table-column-properties fo:break-before="auto" style:column-width="2.309cm"/>
    </style:style>
    <style:style style:name="co5" style:family="table-column">
      <style:table-column-properties fo:break-before="auto" style:column-width="1.61cm"/>
    </style:style>
    <style:style style:name="co6" style:family="table-column">
      <style:table-column-properties fo:break-before="auto" style:column-width="1.219cm"/>
    </style:style>
    <style:style style:name="co7" style:family="table-column">
      <style:table-column-properties fo:break-before="auto" style:column-width="2.155cm"/>
    </style:style>
    <style:style style:name="co8" style:family="table-column">
      <style:table-column-properties fo:break-before="auto" style:column-width="3.166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01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8" style:family="table-cell" style:parent-style-name="Default" style:data-style-name="N2">
      <style:text-properties fo:font-style="normal" fo:font-weight="normal" style:font-style-asian="normal" style:font-weight-asian="normal" style:font-style-complex="normal" style:font-weight-complex="normal"/>
      <style:map style:condition="cell-content()=[$HVR.$H$2]" style:apply-style-name="Accent_20_1" style:base-cell-address="HVR.B2"/>
      <style:map style:condition="cell-content()=[$HVR.$I$2]" style:apply-style-name="Accent_20_2" style:base-cell-address="HVR.B2"/>
      <style:map style:condition="cell-content()=[$HVR.$J$2]" style:apply-style-name="Accent_20_3" style:base-cell-address="HVR.B2"/>
    </style:style>
    <style:style style:name="ce19" style:family="table-cell" style:parent-style-name="Default" style:data-style-name="N2"/>
    <style:style style:name="ce4" style:family="table-cell" style:parent-style-name="Default" style:data-style-name="N112">
      <style:map style:condition="cell-content()=[$HVR.$H$4]" style:apply-style-name="Accent_20_1" style:base-cell-address="HVR.B4"/>
      <style:map style:condition="cell-content()=[$HVR.$I$4]" style:apply-style-name="Accent_20_2" style:base-cell-address="HVR.B4"/>
      <style:map style:condition="cell-content()=[$HVR.$J$4]" style:apply-style-name="Accent_20_3" style:base-cell-address="HVR.B4"/>
    </style:style>
    <style:style style:name="ce3" style:family="table-cell" style:parent-style-name="Default" style:data-style-name="N112"/>
    <style:style style:name="ce5" style:family="table-cell" style:parent-style-name="Default" style:data-style-name="N112">
      <style:map style:condition="cell-content()=[$HVR.$H$6]" style:apply-style-name="Accent_20_1" style:base-cell-address="HVR.B6"/>
      <style:map style:condition="cell-content()=[$HVR.$I$6]" style:apply-style-name="Accent_20_2" style:base-cell-address="HVR.B6"/>
      <style:map style:condition="cell-content()=[$HVR.$J$6]" style:apply-style-name="Accent_20_3" style:base-cell-address="HVR.B6"/>
    </style:style>
    <style:style style:name="ce23" style:family="table-cell" style:parent-style-name="Default" style:data-style-name="N2">
      <style:map style:condition="cell-content()=[$HVR.$H$8]" style:apply-style-name="Accent_20_1" style:base-cell-address="HVR.B8"/>
      <style:map style:condition="cell-content()=[$HVR.$I$8]" style:apply-style-name="Accent_20_2" style:base-cell-address="HVR.B8"/>
      <style:map style:condition="cell-content()=[$HVR.$J$8]" style:apply-style-name="Accent_20_3" style:base-cell-address="HVR.B8"/>
    </style:style>
    <style:style style:name="ce24" style:family="table-cell" style:parent-style-name="Default" style:data-style-name="N2">
      <style:map style:condition="cell-content()=[$HVR.$H$10]" style:apply-style-name="Accent_20_1" style:base-cell-address="HVR.B10"/>
      <style:map style:condition="cell-content()=[$HVR.$I$10]" style:apply-style-name="Accent_20_2" style:base-cell-address="HVR.B10"/>
      <style:map style:condition="cell-content()=[$HVR.$J$10]" style:apply-style-name="Accent_20_3" style:base-cell-address="HVR.B10"/>
    </style:style>
    <style:style style:name="ce8" style:family="table-cell" style:parent-style-name="Default" style:data-style-name="N112">
      <style:map style:condition="cell-content()=[$HVR.$H$12]" style:apply-style-name="Accent_20_1" style:base-cell-address="HVR.B12"/>
      <style:map style:condition="cell-content()=[$HVR.$I$12]" style:apply-style-name="Accent_20_2" style:base-cell-address="HVR.B12"/>
      <style:map style:condition="cell-content()=[$HVR.$J$12]" style:apply-style-name="Accent_20_3" style:base-cell-address="HVR.B12"/>
    </style:style>
    <style:style style:name="ce26" style:family="table-cell" style:parent-style-name="Default" style:data-style-name="N2">
      <style:map style:condition="cell-content()=[$HVR.$H$14]" style:apply-style-name="Accent_20_1" style:base-cell-address="HVR.B14"/>
      <style:map style:condition="cell-content()=[$HVR.$I$14]" style:apply-style-name="Accent_20_2" style:base-cell-address="HVR.B14"/>
      <style:map style:condition="cell-content()=[$HVR.$J$14]" style:apply-style-name="Accent_20_3" style:base-cell-address="HVR.B14"/>
    </style:style>
    <style:style style:name="ce10" style:family="table-cell" style:parent-style-name="Default" style:data-style-name="N112">
      <style:map style:condition="cell-content()=[$HVR.$H$16]" style:apply-style-name="Accent_20_1" style:base-cell-address="HVR.B16"/>
      <style:map style:condition="cell-content()=[$HVR.$I$16]" style:apply-style-name="Accent_20_2" style:base-cell-address="HVR.B16"/>
      <style:map style:condition="cell-content()=[$HVR.$J$16]" style:apply-style-name="Accent_20_3" style:base-cell-address="HVR.B16"/>
    </style:style>
    <style:style style:name="ce28" style:family="table-cell" style:parent-style-name="Default" style:data-style-name="N2">
      <style:map style:condition="cell-content()=[$HVR.$H$18]" style:apply-style-name="Accent_20_1" style:base-cell-address="HVR.B18"/>
      <style:map style:condition="cell-content()=[$HVR.$I$18]" style:apply-style-name="Accent_20_2" style:base-cell-address="HVR.B18"/>
      <style:map style:condition="cell-content()=[$HVR.$J$18]" style:apply-style-name="Accent_20_3" style:base-cell-address="HVR.B18"/>
    </style:style>
    <style:style style:name="ce29" style:family="table-cell" style:parent-style-name="Default" style:data-style-name="N2">
      <style:map style:condition="cell-content()=[$HVR.$H$20]" style:apply-style-name="Accent_20_1" style:base-cell-address="HVR.B20"/>
      <style:map style:condition="cell-content()=[$HVR.$I$20]" style:apply-style-name="Accent_20_2" style:base-cell-address="HVR.B20"/>
      <style:map style:condition="cell-content()=[$HVR.$J$20]" style:apply-style-name="Accent_20_3" style:base-cell-address="HVR.B20"/>
    </style:style>
    <style:style style:name="ce30" style:family="table-cell" style:parent-style-name="Default" style:data-style-name="N2">
      <style:map style:condition="cell-content()=[$HVR.$H$22]" style:apply-style-name="Accent_20_1" style:base-cell-address="HVR.B22"/>
      <style:map style:condition="cell-content()=[$HVR.$I$22]" style:apply-style-name="Accent_20_2" style:base-cell-address="HVR.B22"/>
      <style:map style:condition="cell-content()=[$HVR.$J$22]" style:apply-style-name="Accent_20_3" style:base-cell-address="HVR.B22"/>
    </style:style>
    <style:style style:name="ce31" style:family="table-cell" style:parent-style-name="Default" style:data-style-name="N2">
      <style:map style:condition="cell-content()=[$HVR.$H$24]" style:apply-style-name="Accent_20_1" style:base-cell-address="HVR.B24"/>
      <style:map style:condition="cell-content()=[$HVR.$I$24]" style:apply-style-name="Accent_20_2" style:base-cell-address="HVR.B24"/>
      <style:map style:condition="cell-content()=[$HVR.$J$24]" style:apply-style-name="Accent_20_3" style:base-cell-address="HVR.B24"/>
    </style:style>
    <style:style style:name="ce32" style:family="table-cell" style:parent-style-name="Default" style:data-style-name="N2">
      <style:map style:condition="cell-content()=[$HVR.$H$26]" style:apply-style-name="Accent_20_1" style:base-cell-address="HVR.B26"/>
      <style:map style:condition="cell-content()=[$HVR.$I$26]" style:apply-style-name="Accent_20_2" style:base-cell-address="HVR.B26"/>
      <style:map style:condition="cell-content()=[$HVR.$J$26]" style:apply-style-name="Accent_20_3" style:base-cell-address="HVR.B26"/>
    </style:style>
    <style:style style:name="ce33" style:family="table-cell" style:parent-style-name="Default" style:data-style-name="N2">
      <style:map style:condition="cell-content()=[$HVR.$H$2]" style:apply-style-name="Accent_20_1" style:base-cell-address="HVR.B2"/>
      <style:map style:condition="cell-content()=[$HVR.$I$2]" style:apply-style-name="Accent_20_2" style:base-cell-address="HVR.B2"/>
      <style:map style:condition="cell-content()=[$HVR.$J$2]" style:apply-style-name="Accent_20_3" style:base-cell-address="HVR.B2"/>
    </style:style>
    <style:style style:name="ce34" style:family="table-cell" style:parent-style-name="Default" style:data-style-name="N2">
      <style:map style:condition="cell-content()=[$HVR.$H$4]" style:apply-style-name="Accent_20_1" style:base-cell-address="HVR.B4"/>
      <style:map style:condition="cell-content()=[$HVR.$I$4]" style:apply-style-name="Accent_20_2" style:base-cell-address="HVR.B4"/>
      <style:map style:condition="cell-content()=[$HVR.$J$4]" style:apply-style-name="Accent_20_3" style:base-cell-address="HVR.B4"/>
    </style:style>
    <style:style style:name="ce35" style:family="table-cell" style:parent-style-name="Default" style:data-style-name="N2">
      <style:map style:condition="cell-content()=[$HVR.$H$6]" style:apply-style-name="Accent_20_1" style:base-cell-address="HVR.B6"/>
      <style:map style:condition="cell-content()=[$HVR.$I$6]" style:apply-style-name="Accent_20_2" style:base-cell-address="HVR.B6"/>
      <style:map style:condition="cell-content()=[$HVR.$J$6]" style:apply-style-name="Accent_20_3" style:base-cell-address="HVR.B6"/>
    </style:style>
    <style:style style:name="ce36" style:family="table-cell" style:parent-style-name="Default" style:data-style-name="N2">
      <style:map style:condition="cell-content()=[$HVR.$H$12]" style:apply-style-name="Accent_20_1" style:base-cell-address="HVR.B12"/>
      <style:map style:condition="cell-content()=[$HVR.$I$12]" style:apply-style-name="Accent_20_2" style:base-cell-address="HVR.B12"/>
      <style:map style:condition="cell-content()=[$HVR.$J$12]" style:apply-style-name="Accent_20_3" style:base-cell-address="HVR.B12"/>
    </style:style>
    <style:style style:name="ce37" style:family="table-cell" style:parent-style-name="Default" style:data-style-name="N2">
      <style:map style:condition="cell-content()=[$HVR.$H$16]" style:apply-style-name="Accent_20_1" style:base-cell-address="HVR.B16"/>
      <style:map style:condition="cell-content()=[$HVR.$I$16]" style:apply-style-name="Accent_20_2" style:base-cell-address="HVR.B16"/>
      <style:map style:condition="cell-content()=[$HVR.$J$16]" style:apply-style-name="Accent_20_3" style:base-cell-address="HVR.B16"/>
    </style:style>
    <style:style style:name="ce38" style:family="table-cell" style:parent-style-name="Default" style:data-style-name="N111">
      <style:map style:condition="cell-content()=[$HVR.$H$26]" style:apply-style-name="Accent_20_1" style:base-cell-address="HVR.B26"/>
      <style:map style:condition="cell-content()=[$HVR.$I$26]" style:apply-style-name="Accent_20_2" style:base-cell-address="HVR.B26"/>
      <style:map style:condition="cell-content()=[$HVR.$J$26]" style:apply-style-name="Accent_20_3" style:base-cell-address="HVR.B26"/>
    </style:style>
    <style:style style:name="ce39" style:family="table-cell" style:parent-style-name="Default" style:data-style-name="N111"/>
    <style:style style:name="ce6" style:family="table-cell" style:parent-style-name="Default" style:data-style-name="N112">
      <style:map style:condition="cell-content()=[$HVR.$H$8]" style:apply-style-name="Accent_20_1" style:base-cell-address="HVR.B8"/>
      <style:map style:condition="cell-content()=[$HVR.$I$8]" style:apply-style-name="Accent_20_2" style:base-cell-address="HVR.B8"/>
      <style:map style:condition="cell-content()=[$HVR.$J$8]" style:apply-style-name="Accent_20_3" style:base-cell-address="HVR.B8"/>
    </style:style>
    <style:style style:name="ce9" style:family="table-cell" style:parent-style-name="Default" style:data-style-name="N112">
      <style:map style:condition="cell-content()=[$HVR.$H$14]" style:apply-style-name="Accent_20_1" style:base-cell-address="HVR.B14"/>
      <style:map style:condition="cell-content()=[$HVR.$I$14]" style:apply-style-name="Accent_20_2" style:base-cell-address="HVR.B14"/>
      <style:map style:condition="cell-content()=[$HVR.$J$14]" style:apply-style-name="Accent_20_3" style:base-cell-address="HVR.B14"/>
    </style:style>
    <style:style style:name="ce12" style:family="table-cell" style:parent-style-name="Default" style:data-style-name="N112">
      <style:map style:condition="cell-content()=[$HVR.$H$20]" style:apply-style-name="Accent_20_1" style:base-cell-address="HVR.B20"/>
      <style:map style:condition="cell-content()=[$HVR.$I$20]" style:apply-style-name="Accent_20_2" style:base-cell-address="HVR.B20"/>
      <style:map style:condition="cell-content()=[$HVR.$J$20]" style:apply-style-name="Accent_20_3" style:base-cell-address="HVR.B20"/>
    </style:style>
    <style:style style:name="ce13" style:family="table-cell" style:parent-style-name="Default" style:data-style-name="N112">
      <style:map style:condition="cell-content()=[$HVR.$H$22]" style:apply-style-name="Accent_20_1" style:base-cell-address="HVR.B22"/>
      <style:map style:condition="cell-content()=[$HVR.$I$22]" style:apply-style-name="Accent_20_2" style:base-cell-address="HVR.B22"/>
      <style:map style:condition="cell-content()=[$HVR.$J$22]" style:apply-style-name="Accent_20_3" style:base-cell-address="HVR.B22"/>
    </style:style>
    <style:style style:name="ce14" style:family="table-cell" style:parent-style-name="Default" style:data-style-name="N112">
      <style:map style:condition="cell-content()=[$HVR.$H$24]" style:apply-style-name="Accent_20_1" style:base-cell-address="HVR.B24"/>
      <style:map style:condition="cell-content()=[$HVR.$I$24]" style:apply-style-name="Accent_20_2" style:base-cell-address="HVR.B24"/>
      <style:map style:condition="cell-content()=[$HVR.$J$24]" style:apply-style-name="Accent_20_3" style:base-cell-address="HVR.B24"/>
    </style:style>
    <style:style style:name="ce16" style:family="table-cell" style:parent-style-name="Default" style:data-style-name="N112">
      <style:map style:condition="cell-content()=[$'IGD+'.$H$2]" style:apply-style-name="Accent_20_1" style:base-cell-address="'IGD+'.B2"/>
      <style:map style:condition="cell-content()=[$'IGD+'.$I$2]" style:apply-style-name="Accent_20_2" style:base-cell-address="'IGD+'.B2"/>
      <style:map style:condition="cell-content()=[$'IGD+'.$J$2]" style:apply-style-name="Accent_20_3" style:base-cell-address="'IGD+'.B2"/>
    </style:style>
    <style:style style:name="ce60" style:family="table-cell" style:parent-style-name="Default" style:data-style-name="N112">
      <style:map style:condition="cell-content()=[$'IGD+'.$H$4]" style:apply-style-name="Accent_20_1" style:base-cell-address="'IGD+'.B4"/>
      <style:map style:condition="cell-content()=[$'IGD+'.$I$4]" style:apply-style-name="Accent_20_2" style:base-cell-address="'IGD+'.B4"/>
      <style:map style:condition="cell-content()=[$'IGD+'.$J$4]" style:apply-style-name="Accent_20_3" style:base-cell-address="'IGD+'.B4"/>
    </style:style>
    <style:style style:name="ce61" style:family="table-cell" style:parent-style-name="Default" style:data-style-name="N112">
      <style:map style:condition="cell-content()=[$'IGD+'.$H$6]" style:apply-style-name="Accent_20_1" style:base-cell-address="'IGD+'.B6"/>
      <style:map style:condition="cell-content()=[$'IGD+'.$I$6]" style:apply-style-name="Accent_20_2" style:base-cell-address="'IGD+'.B6"/>
      <style:map style:condition="cell-content()=[$'IGD+'.$J$6]" style:apply-style-name="Accent_20_3" style:base-cell-address="'IGD+'.B6"/>
    </style:style>
    <style:style style:name="ce62" style:family="table-cell" style:parent-style-name="Default" style:data-style-name="N2">
      <style:map style:condition="cell-content()=[$'IGD+'.$H$8]" style:apply-style-name="Accent_20_1" style:base-cell-address="'IGD+'.B8"/>
      <style:map style:condition="cell-content()=[$'IGD+'.$I$8]" style:apply-style-name="Accent_20_2" style:base-cell-address="'IGD+'.B8"/>
      <style:map style:condition="cell-content()=[$'IGD+'.$J$8]" style:apply-style-name="Accent_20_3" style:base-cell-address="'IGD+'.B8"/>
    </style:style>
    <style:style style:name="ce63" style:family="table-cell" style:parent-style-name="Default" style:data-style-name="N2">
      <style:map style:condition="cell-content()=[$'IGD+'.$H$10]" style:apply-style-name="Accent_20_1" style:base-cell-address="'IGD+'.B10"/>
      <style:map style:condition="cell-content()=[$'IGD+'.$I$10]" style:apply-style-name="Accent_20_2" style:base-cell-address="'IGD+'.B10"/>
      <style:map style:condition="cell-content()=[$'IGD+'.$J$10]" style:apply-style-name="Accent_20_3" style:base-cell-address="'IGD+'.B10"/>
    </style:style>
    <style:style style:name="ce65" style:family="table-cell" style:parent-style-name="Default" style:data-style-name="N112">
      <style:map style:condition="cell-content()=[$'IGD+'.$H$12]" style:apply-style-name="Accent_20_1" style:base-cell-address="'IGD+'.B12"/>
      <style:map style:condition="cell-content()=[$'IGD+'.$I$12]" style:apply-style-name="Accent_20_2" style:base-cell-address="'IGD+'.B12"/>
      <style:map style:condition="cell-content()=[$'IGD+'.$J$12]" style:apply-style-name="Accent_20_3" style:base-cell-address="'IGD+'.B12"/>
    </style:style>
    <style:style style:name="ce67" style:family="table-cell" style:parent-style-name="Default" style:data-style-name="N2">
      <style:map style:condition="cell-content()=[$'IGD+'.$H$14]" style:apply-style-name="Accent_20_1" style:base-cell-address="'IGD+'.B14"/>
      <style:map style:condition="cell-content()=[$'IGD+'.$I$14]" style:apply-style-name="Accent_20_2" style:base-cell-address="'IGD+'.B14"/>
      <style:map style:condition="cell-content()=[$'IGD+'.$J$14]" style:apply-style-name="Accent_20_3" style:base-cell-address="'IGD+'.B14"/>
    </style:style>
    <style:style style:name="ce68" style:family="table-cell" style:parent-style-name="Default" style:data-style-name="N2">
      <style:map style:condition="cell-content()=[$'IGD+'.$H$16]" style:apply-style-name="Accent_20_1" style:base-cell-address="'IGD+'.B16"/>
      <style:map style:condition="cell-content()=[$'IGD+'.$I$16]" style:apply-style-name="Accent_20_2" style:base-cell-address="'IGD+'.B16"/>
      <style:map style:condition="cell-content()=[$'IGD+'.$J$16]" style:apply-style-name="Accent_20_3" style:base-cell-address="'IGD+'.B16"/>
    </style:style>
    <style:style style:name="ce69" style:family="table-cell" style:parent-style-name="Default" style:data-style-name="N2">
      <style:map style:condition="cell-content()=[$'IGD+'.$H$18]" style:apply-style-name="Accent_20_1" style:base-cell-address="'IGD+'.B18"/>
      <style:map style:condition="cell-content()=[$'IGD+'.$I$18]" style:apply-style-name="Accent_20_2" style:base-cell-address="'IGD+'.B18"/>
      <style:map style:condition="cell-content()=[$'IGD+'.$J$18]" style:apply-style-name="Accent_20_3" style:base-cell-address="'IGD+'.B18"/>
    </style:style>
    <style:style style:name="ce70" style:family="table-cell" style:parent-style-name="Default" style:data-style-name="N2">
      <style:map style:condition="cell-content()=[$'IGD+'.$H$20]" style:apply-style-name="Accent_20_1" style:base-cell-address="'IGD+'.B20"/>
      <style:map style:condition="cell-content()=[$'IGD+'.$I$20]" style:apply-style-name="Accent_20_2" style:base-cell-address="'IGD+'.B20"/>
      <style:map style:condition="cell-content()=[$'IGD+'.$J$20]" style:apply-style-name="Accent_20_3" style:base-cell-address="'IGD+'.B20"/>
    </style:style>
    <style:style style:name="ce71" style:family="table-cell" style:parent-style-name="Default" style:data-style-name="N2">
      <style:map style:condition="cell-content()=[$'IGD+'.$H$22]" style:apply-style-name="Accent_20_1" style:base-cell-address="'IGD+'.B22"/>
      <style:map style:condition="cell-content()=[$'IGD+'.$I$22]" style:apply-style-name="Accent_20_2" style:base-cell-address="'IGD+'.B22"/>
      <style:map style:condition="cell-content()=[$'IGD+'.$J$22]" style:apply-style-name="Accent_20_3" style:base-cell-address="'IGD+'.B22"/>
    </style:style>
    <style:style style:name="ce72" style:family="table-cell" style:parent-style-name="Default" style:data-style-name="N2">
      <style:map style:condition="cell-content()=[$'IGD+'.$H$24]" style:apply-style-name="Accent_20_1" style:base-cell-address="'IGD+'.B24"/>
      <style:map style:condition="cell-content()=[$'IGD+'.$I$24]" style:apply-style-name="Accent_20_2" style:base-cell-address="'IGD+'.B24"/>
      <style:map style:condition="cell-content()=[$'IGD+'.$J$24]" style:apply-style-name="Accent_20_3" style:base-cell-address="'IGD+'.B24"/>
    </style:style>
    <style:style style:name="ce73" style:family="table-cell" style:parent-style-name="Default" style:data-style-name="N111">
      <style:map style:condition="cell-content()=[$'IGD+'.$H$26]" style:apply-style-name="Accent_20_1" style:base-cell-address="'IGD+'.B26"/>
      <style:map style:condition="cell-content()=[$'IGD+'.$I$26]" style:apply-style-name="Accent_20_2" style:base-cell-address="'IGD+'.B26"/>
      <style:map style:condition="cell-content()=[$'IGD+'.$J$26]" style:apply-style-name="Accent_20_3" style:base-cell-address="'IGD+'.B26"/>
    </style:style>
    <style:style style:name="ce74" style:family="table-cell" style:parent-style-name="Default" style:data-style-name="N2">
      <style:map style:condition="cell-content()=[$'IGD+'.$H$2]" style:apply-style-name="Accent_20_1" style:base-cell-address="'IGD+'.B2"/>
      <style:map style:condition="cell-content()=[$'IGD+'.$I$2]" style:apply-style-name="Accent_20_2" style:base-cell-address="'IGD+'.B2"/>
      <style:map style:condition="cell-content()=[$'IGD+'.$J$2]" style:apply-style-name="Accent_20_3" style:base-cell-address="'IGD+'.B2"/>
    </style:style>
    <style:style style:name="ce75" style:family="table-cell" style:parent-style-name="Default" style:data-style-name="N2">
      <style:map style:condition="cell-content()=[$'IGD+'.$H$4]" style:apply-style-name="Accent_20_1" style:base-cell-address="'IGD+'.B4"/>
      <style:map style:condition="cell-content()=[$'IGD+'.$I$4]" style:apply-style-name="Accent_20_2" style:base-cell-address="'IGD+'.B4"/>
      <style:map style:condition="cell-content()=[$'IGD+'.$J$4]" style:apply-style-name="Accent_20_3" style:base-cell-address="'IGD+'.B4"/>
    </style:style>
    <style:style style:name="ce76" style:family="table-cell" style:parent-style-name="Default" style:data-style-name="N2">
      <style:map style:condition="cell-content()=[$'IGD+'.$H$6]" style:apply-style-name="Accent_20_1" style:base-cell-address="'IGD+'.B6"/>
      <style:map style:condition="cell-content()=[$'IGD+'.$I$6]" style:apply-style-name="Accent_20_2" style:base-cell-address="'IGD+'.B6"/>
      <style:map style:condition="cell-content()=[$'IGD+'.$J$6]" style:apply-style-name="Accent_20_3" style:base-cell-address="'IGD+'.B6"/>
    </style:style>
    <style:style style:name="ce77" style:family="table-cell" style:parent-style-name="Default" style:data-style-name="N2">
      <style:map style:condition="cell-content()=[$'IGD+'.$H$12]" style:apply-style-name="Accent_20_1" style:base-cell-address="'IGD+'.B12"/>
      <style:map style:condition="cell-content()=[$'IGD+'.$I$12]" style:apply-style-name="Accent_20_2" style:base-cell-address="'IGD+'.B12"/>
      <style:map style:condition="cell-content()=[$'IGD+'.$J$12]" style:apply-style-name="Accent_20_3" style:base-cell-address="'IGD+'.B12"/>
    </style:style>
    <style:style style:name="ce64" style:family="table-cell" style:parent-style-name="Default" style:data-style-name="N111">
      <style:map style:condition="cell-content()=[$'IGD+'.$H$24]" style:apply-style-name="Accent_20_1" style:base-cell-address="'IGD+'.B24"/>
      <style:map style:condition="cell-content()=[$'IGD+'.$I$24]" style:apply-style-name="Accent_20_2" style:base-cell-address="'IGD+'.B24"/>
      <style:map style:condition="cell-content()=[$'IGD+'.$J$24]" style:apply-style-name="Accent_20_3" style:base-cell-address="'IGD+'.B24"/>
    </style:style>
    <style:style style:name="ce7" style:family="table-cell" style:parent-style-name="Default" style:data-style-name="N112">
      <style:map style:condition="cell-content()=[$'IGD+'.$H$10]" style:apply-style-name="Accent_20_1" style:base-cell-address="'IGD+'.B10"/>
      <style:map style:condition="cell-content()=[$'IGD+'.$I$10]" style:apply-style-name="Accent_20_2" style:base-cell-address="'IGD+'.B10"/>
      <style:map style:condition="cell-content()=[$'IGD+'.$J$10]" style:apply-style-name="Accent_20_3" style:base-cell-address="'IGD+'.B10"/>
    </style:style>
    <style:style style:name="ce66" style:family="table-cell" style:parent-style-name="Default" style:data-style-name="N111">
      <style:map style:condition="cell-content()=[$'IGD+'.$H$2]" style:apply-style-name="Accent_20_1" style:base-cell-address="'IGD+'.B2"/>
      <style:map style:condition="cell-content()=[$'IGD+'.$I$2]" style:apply-style-name="Accent_20_2" style:base-cell-address="'IGD+'.B2"/>
      <style:map style:condition="cell-content()=[$'IGD+'.$J$2]" style:apply-style-name="Accent_20_3" style:base-cell-address="'IGD+'.B2"/>
    </style:style>
    <style:style style:name="ce81" style:family="table-cell" style:parent-style-name="Default" style:data-style-name="N112">
      <style:map style:condition="cell-content()=[$'IGD+'.$H$8]" style:apply-style-name="Accent_20_1" style:base-cell-address="'IGD+'.B8"/>
      <style:map style:condition="cell-content()=[$'IGD+'.$I$8]" style:apply-style-name="Accent_20_2" style:base-cell-address="'IGD+'.B8"/>
      <style:map style:condition="cell-content()=[$'IGD+'.$J$8]" style:apply-style-name="Accent_20_3" style:base-cell-address="'IGD+'.B8"/>
    </style:style>
    <style:style style:name="ce82" style:family="table-cell" style:parent-style-name="Default" style:data-style-name="N112">
      <style:map style:condition="cell-content()=[$'IGD+'.$H$14]" style:apply-style-name="Accent_20_1" style:base-cell-address="'IGD+'.B14"/>
      <style:map style:condition="cell-content()=[$'IGD+'.$I$14]" style:apply-style-name="Accent_20_2" style:base-cell-address="'IGD+'.B14"/>
      <style:map style:condition="cell-content()=[$'IGD+'.$J$14]" style:apply-style-name="Accent_20_3" style:base-cell-address="'IGD+'.B14"/>
    </style:style>
    <style:style style:name="ce83" style:family="table-cell" style:parent-style-name="Default" style:data-style-name="N112">
      <style:map style:condition="cell-content()=[$'IGD+'.$H$20]" style:apply-style-name="Accent_20_1" style:base-cell-address="'IGD+'.B20"/>
      <style:map style:condition="cell-content()=[$'IGD+'.$I$20]" style:apply-style-name="Accent_20_2" style:base-cell-address="'IGD+'.B20"/>
      <style:map style:condition="cell-content()=[$'IGD+'.$J$20]" style:apply-style-name="Accent_20_3" style:base-cell-address="'IGD+'.B20"/>
    </style:style>
    <style:style style:name="ce84" style:family="table-cell" style:parent-style-name="Default" style:data-style-name="N2">
      <style:map style:condition="cell-content()=[$'IGD+'.$H$26]" style:apply-style-name="Accent_20_1" style:base-cell-address="'IGD+'.B26"/>
      <style:map style:condition="cell-content()=[$'IGD+'.$I$26]" style:apply-style-name="Accent_20_2" style:base-cell-address="'IGD+'.B26"/>
      <style:map style:condition="cell-content()=[$'IGD+'.$J$26]" style:apply-style-name="Accent_20_3" style:base-cell-address="'IGD+'.B26"/>
    </style:style>
    <style:style style:name="ce85" style:family="table-cell" style:parent-style-name="Default" style:data-style-name="N2">
      <style:map style:condition="cell-content()=[$Epsilon.$H$2]" style:apply-style-name="Accent_20_1" style:base-cell-address="Epsilon.B2"/>
      <style:map style:condition="cell-content()=[$Epsilon.$I$2]" style:apply-style-name="Accent_20_2" style:base-cell-address="Epsilon.B2"/>
      <style:map style:condition="cell-content()=[$Epsilon.$J$2]" style:apply-style-name="Accent_20_3" style:base-cell-address="Epsilon.B2"/>
    </style:style>
    <style:style style:name="ce86" style:family="table-cell" style:parent-style-name="Default" style:data-style-name="N2">
      <style:map style:condition="cell-content()=[$Epsilon.$H$4]" style:apply-style-name="Accent_20_1" style:base-cell-address="Epsilon.B4"/>
      <style:map style:condition="cell-content()=[$Epsilon.$I$4]" style:apply-style-name="Accent_20_2" style:base-cell-address="Epsilon.B4"/>
      <style:map style:condition="cell-content()=[$Epsilon.$J$4]" style:apply-style-name="Accent_20_3" style:base-cell-address="Epsilon.B4"/>
    </style:style>
    <style:style style:name="ce87" style:family="table-cell" style:parent-style-name="Default" style:data-style-name="N2">
      <style:map style:condition="cell-content()=[$Epsilon.$H$6]" style:apply-style-name="Accent_20_1" style:base-cell-address="Epsilon.B6"/>
      <style:map style:condition="cell-content()=[$Epsilon.$I$6]" style:apply-style-name="Accent_20_2" style:base-cell-address="Epsilon.B6"/>
      <style:map style:condition="cell-content()=[$Epsilon.$J$6]" style:apply-style-name="Accent_20_3" style:base-cell-address="Epsilon.B6"/>
    </style:style>
    <style:style style:name="ce88" style:family="table-cell" style:parent-style-name="Default" style:data-style-name="N2">
      <style:map style:condition="cell-content()=[$Epsilon.$H$8]" style:apply-style-name="Accent_20_1" style:base-cell-address="Epsilon.B8"/>
      <style:map style:condition="cell-content()=[$Epsilon.$I$8]" style:apply-style-name="Accent_20_2" style:base-cell-address="Epsilon.B8"/>
      <style:map style:condition="cell-content()=[$Epsilon.$J$8]" style:apply-style-name="Accent_20_3" style:base-cell-address="Epsilon.B8"/>
    </style:style>
    <style:style style:name="ce89" style:family="table-cell" style:parent-style-name="Default" style:data-style-name="N2">
      <style:map style:condition="cell-content()=[$Epsilon.$H$10]" style:apply-style-name="Accent_20_1" style:base-cell-address="Epsilon.B10"/>
      <style:map style:condition="cell-content()=[$Epsilon.$I$10]" style:apply-style-name="Accent_20_2" style:base-cell-address="Epsilon.B10"/>
      <style:map style:condition="cell-content()=[$Epsilon.$J$10]" style:apply-style-name="Accent_20_3" style:base-cell-address="Epsilon.B10"/>
    </style:style>
    <style:style style:name="ce90" style:family="table-cell" style:parent-style-name="Default" style:data-style-name="N112">
      <style:map style:condition="cell-content()=[$Epsilon.$H$12]" style:apply-style-name="Accent_20_1" style:base-cell-address="Epsilon.B12"/>
      <style:map style:condition="cell-content()=[$Epsilon.$I$12]" style:apply-style-name="Accent_20_2" style:base-cell-address="Epsilon.B12"/>
      <style:map style:condition="cell-content()=[$Epsilon.$J$12]" style:apply-style-name="Accent_20_3" style:base-cell-address="Epsilon.B12"/>
    </style:style>
    <style:style style:name="ce91" style:family="table-cell" style:parent-style-name="Default" style:data-style-name="N2">
      <style:map style:condition="cell-content()=[$Epsilon.$H$14]" style:apply-style-name="Accent_20_1" style:base-cell-address="Epsilon.B14"/>
      <style:map style:condition="cell-content()=[$Epsilon.$I$14]" style:apply-style-name="Accent_20_2" style:base-cell-address="Epsilon.B14"/>
      <style:map style:condition="cell-content()=[$Epsilon.$J$14]" style:apply-style-name="Accent_20_3" style:base-cell-address="Epsilon.B14"/>
    </style:style>
    <style:style style:name="ce92" style:family="table-cell" style:parent-style-name="Default" style:data-style-name="N112">
      <style:map style:condition="cell-content()=[$Epsilon.$H$16]" style:apply-style-name="Accent_20_1" style:base-cell-address="Epsilon.B16"/>
      <style:map style:condition="cell-content()=[$Epsilon.$I$16]" style:apply-style-name="Accent_20_2" style:base-cell-address="Epsilon.B16"/>
      <style:map style:condition="cell-content()=[$Epsilon.$J$16]" style:apply-style-name="Accent_20_3" style:base-cell-address="Epsilon.B16"/>
    </style:style>
    <style:style style:name="ce93" style:family="table-cell" style:parent-style-name="Default" style:data-style-name="N2">
      <style:map style:condition="cell-content()=[$Epsilon.$H$18]" style:apply-style-name="Accent_20_1" style:base-cell-address="Epsilon.B18"/>
      <style:map style:condition="cell-content()=[$Epsilon.$I$18]" style:apply-style-name="Accent_20_2" style:base-cell-address="Epsilon.B18"/>
      <style:map style:condition="cell-content()=[$Epsilon.$J$18]" style:apply-style-name="Accent_20_3" style:base-cell-address="Epsilon.B18"/>
    </style:style>
    <style:style style:name="ce94" style:family="table-cell" style:parent-style-name="Default" style:data-style-name="N112">
      <style:map style:condition="cell-content()=[$Epsilon.$H$20]" style:apply-style-name="Accent_20_1" style:base-cell-address="Epsilon.B20"/>
      <style:map style:condition="cell-content()=[$Epsilon.$I$20]" style:apply-style-name="Accent_20_2" style:base-cell-address="Epsilon.B20"/>
      <style:map style:condition="cell-content()=[$Epsilon.$J$20]" style:apply-style-name="Accent_20_3" style:base-cell-address="Epsilon.B20"/>
    </style:style>
    <style:style style:name="ce95" style:family="table-cell" style:parent-style-name="Default" style:data-style-name="N112">
      <style:map style:condition="cell-content()=[$Epsilon.$H$22]" style:apply-style-name="Accent_20_1" style:base-cell-address="Epsilon.B22"/>
      <style:map style:condition="cell-content()=[$Epsilon.$I$22]" style:apply-style-name="Accent_20_2" style:base-cell-address="Epsilon.B22"/>
      <style:map style:condition="cell-content()=[$Epsilon.$J$22]" style:apply-style-name="Accent_20_3" style:base-cell-address="Epsilon.B22"/>
    </style:style>
    <style:style style:name="ce96" style:family="table-cell" style:parent-style-name="Default" style:data-style-name="N112">
      <style:map style:condition="cell-content()=[$Epsilon.$H$24]" style:apply-style-name="Accent_20_1" style:base-cell-address="Epsilon.B24"/>
      <style:map style:condition="cell-content()=[$Epsilon.$I$24]" style:apply-style-name="Accent_20_2" style:base-cell-address="Epsilon.B24"/>
      <style:map style:condition="cell-content()=[$Epsilon.$J$24]" style:apply-style-name="Accent_20_3" style:base-cell-address="Epsilon.B24"/>
    </style:style>
    <style:style style:name="ce97" style:family="table-cell" style:parent-style-name="Default" style:data-style-name="N2">
      <style:map style:condition="cell-content()=[$Epsilon.$H$26]" style:apply-style-name="Accent_20_1" style:base-cell-address="Epsilon.B26"/>
      <style:map style:condition="cell-content()=[$Epsilon.$I$26]" style:apply-style-name="Accent_20_2" style:base-cell-address="Epsilon.B26"/>
      <style:map style:condition="cell-content()=[$Epsilon.$J$26]" style:apply-style-name="Accent_20_3" style:base-cell-address="Epsilon.B26"/>
    </style:style>
    <style:style style:name="ce98" style:family="table-cell" style:parent-style-name="Default" style:data-style-name="N2">
      <style:map style:condition="cell-content()=[$Epsilon.$H$12]" style:apply-style-name="Accent_20_1" style:base-cell-address="Epsilon.B12"/>
      <style:map style:condition="cell-content()=[$Epsilon.$I$12]" style:apply-style-name="Accent_20_2" style:base-cell-address="Epsilon.B12"/>
      <style:map style:condition="cell-content()=[$Epsilon.$J$12]" style:apply-style-name="Accent_20_3" style:base-cell-address="Epsilon.B12"/>
    </style:style>
    <style:style style:name="ce99" style:family="table-cell" style:parent-style-name="Default" style:data-style-name="N2">
      <style:map style:condition="cell-content()=[$Epsilon.$H$16]" style:apply-style-name="Accent_20_1" style:base-cell-address="Epsilon.B16"/>
      <style:map style:condition="cell-content()=[$Epsilon.$I$16]" style:apply-style-name="Accent_20_2" style:base-cell-address="Epsilon.B16"/>
      <style:map style:condition="cell-content()=[$Epsilon.$J$16]" style:apply-style-name="Accent_20_3" style:base-cell-address="Epsilon.B16"/>
    </style:style>
    <style:style style:name="ce100" style:family="table-cell" style:parent-style-name="Default" style:data-style-name="N2">
      <style:map style:condition="cell-content()=[$Epsilon.$H$20]" style:apply-style-name="Accent_20_1" style:base-cell-address="Epsilon.B20"/>
      <style:map style:condition="cell-content()=[$Epsilon.$I$20]" style:apply-style-name="Accent_20_2" style:base-cell-address="Epsilon.B20"/>
      <style:map style:condition="cell-content()=[$Epsilon.$J$20]" style:apply-style-name="Accent_20_3" style:base-cell-address="Epsilon.B20"/>
    </style:style>
    <style:style style:name="ce101" style:family="table-cell" style:parent-style-name="Default" style:data-style-name="N2">
      <style:map style:condition="cell-content()=[$Epsilon.$H$22]" style:apply-style-name="Accent_20_1" style:base-cell-address="Epsilon.B22"/>
      <style:map style:condition="cell-content()=[$Epsilon.$I$22]" style:apply-style-name="Accent_20_2" style:base-cell-address="Epsilon.B22"/>
      <style:map style:condition="cell-content()=[$Epsilon.$J$22]" style:apply-style-name="Accent_20_3" style:base-cell-address="Epsilon.B22"/>
    </style:style>
    <style:style style:name="ce102" style:family="table-cell" style:parent-style-name="Default" style:data-style-name="N2">
      <style:map style:condition="cell-content()=[$Epsilon.$H$24]" style:apply-style-name="Accent_20_1" style:base-cell-address="Epsilon.B24"/>
      <style:map style:condition="cell-content()=[$Epsilon.$I$24]" style:apply-style-name="Accent_20_2" style:base-cell-address="Epsilon.B24"/>
      <style:map style:condition="cell-content()=[$Epsilon.$J$24]" style:apply-style-name="Accent_20_3" style:base-cell-address="Epsilon.B24"/>
    </style:style>
    <style:style style:name="ce103" style:family="table-cell" style:parent-style-name="Default" style:data-style-name="N112">
      <style:map style:condition="cell-content()=[$Epsilon.$H$4]" style:apply-style-name="Accent_20_1" style:base-cell-address="Epsilon.B4"/>
      <style:map style:condition="cell-content()=[$Epsilon.$I$4]" style:apply-style-name="Accent_20_2" style:base-cell-address="Epsilon.B4"/>
      <style:map style:condition="cell-content()=[$Epsilon.$J$4]" style:apply-style-name="Accent_20_3" style:base-cell-address="Epsilon.B4"/>
    </style:style>
    <style:style style:name="ce104" style:family="table-cell" style:parent-style-name="Default" style:data-style-name="N112">
      <style:map style:condition="cell-content()=[$Epsilon.$H$6]" style:apply-style-name="Accent_20_1" style:base-cell-address="Epsilon.B6"/>
      <style:map style:condition="cell-content()=[$Epsilon.$I$6]" style:apply-style-name="Accent_20_2" style:base-cell-address="Epsilon.B6"/>
      <style:map style:condition="cell-content()=[$Epsilon.$J$6]" style:apply-style-name="Accent_20_3" style:base-cell-address="Epsilon.B6"/>
    </style:style>
    <style:style style:name="ce105" style:family="table-cell" style:parent-style-name="Default" style:data-style-name="N112">
      <style:map style:condition="cell-content()=[$Epsilon.$H$8]" style:apply-style-name="Accent_20_1" style:base-cell-address="Epsilon.B8"/>
      <style:map style:condition="cell-content()=[$Epsilon.$I$8]" style:apply-style-name="Accent_20_2" style:base-cell-address="Epsilon.B8"/>
      <style:map style:condition="cell-content()=[$Epsilon.$J$8]" style:apply-style-name="Accent_20_3" style:base-cell-address="Epsilon.B8"/>
    </style:style>
    <style:style style:name="ce106" style:family="table-cell" style:parent-style-name="Default" style:data-style-name="N112">
      <style:map style:condition="cell-content()=[$Epsilon.$H$14]" style:apply-style-name="Accent_20_1" style:base-cell-address="Epsilon.B14"/>
      <style:map style:condition="cell-content()=[$Epsilon.$I$14]" style:apply-style-name="Accent_20_2" style:base-cell-address="Epsilon.B14"/>
      <style:map style:condition="cell-content()=[$Epsilon.$J$14]" style:apply-style-name="Accent_20_3" style:base-cell-address="Epsilon.B14"/>
    </style:style>
    <style:style style:name="ce107" style:family="table-cell" style:parent-style-name="Default" style:data-style-name="N111">
      <style:map style:condition="cell-content()=[$Epsilon.$H$26]" style:apply-style-name="Accent_20_1" style:base-cell-address="Epsilon.B26"/>
      <style:map style:condition="cell-content()=[$Epsilon.$I$26]" style:apply-style-name="Accent_20_2" style:base-cell-address="Epsilon.B26"/>
      <style:map style:condition="cell-content()=[$Epsilon.$J$26]" style:apply-style-name="Accent_20_3" style:base-cell-address="Epsilon.B26"/>
    </style:style>
  </office:automatic-styles>
  <office:body>
    <office:spreadsheet>
      <table:calculation-settings table:automatic-find-labels="false" table:use-regular-expressions="false" table:use-wildcards="true"/>
      <table:table table:name="HVR" table:style-name="ta1">
        <table:table-column table:style-name="co1" table:default-cell-style-name="ce1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3"/>
        <table:table-column table:style-name="co6" table:default-cell-style-name="ce3"/>
        <table:table-column table:style-name="co7" table:default-cell-style-name="ce19"/>
        <table:table-column table:style-name="co8" table:default-cell-style-name="ce3"/>
        <table:table-column table:style-name="co9" table:number-columns-repeated="2" table:default-cell-style-name="ce3"/>
        <table:table-row table:style-name="ro1">
          <table:table-cell table:style-name="Default" office:value-type="string" calcext:value-type="string">
            <text:p>Instance</text:p>
          </table:table-cell>
          <table:table-cell table:style-name="Default" office:value-type="string" calcext:value-type="string">
            <text:p>NSGA-II</text:p>
          </table:table-cell>
          <table:table-cell table:style-name="Default" office:value-type="string" calcext:value-type="string">
            <text:p>NSPSO</text:p>
          </table:table-cell>
          <table:table-cell table:style-name="Default" office:value-type="string" calcext:value-type="string">
            <text:p>MOEA/D-DE</text:p>
          </table:table-cell>
          <table:table-cell table:style-name="Default" office:value-type="string" calcext:value-type="string">
            <text:p>MHACO</text:p>
          </table:table-cell>
          <table:table-cell table:style-name="Default" office:value-type="string" calcext:value-type="string">
            <text:p>IHS</text:p>
          </table:table-cell>
          <table:table-cell table:style-name="Default" office:value-type="string" calcext:value-type="string">
            <text:p>NS-BRKGA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100</text:p>
          </table:table-cell>
          <table:table-cell table:style-name="ce18" office:value-type="float" office:value="0.9492313" calcext:value-type="float">
            <text:p>0,95</text:p>
          </table:table-cell>
          <table:table-cell table:style-name="ce33" office:value-type="float" office:value="0.9290894" calcext:value-type="float">
            <text:p>0,93</text:p>
          </table:table-cell>
          <table:table-cell table:style-name="ce33" office:value-type="float" office:value="0.9379102" calcext:value-type="float">
            <text:p>0,94</text:p>
          </table:table-cell>
          <table:table-cell table:style-name="ce33" office:value-type="float" office:value="0.6459492" calcext:value-type="float">
            <text:p>0,65</text:p>
          </table:table-cell>
          <table:table-cell table:style-name="ce33" office:value-type="float" office:value="0.7382742" calcext:value-type="float">
            <text:p>0,74</text:p>
          </table:table-cell>
          <table:table-cell table:style-name="ce33" office:value-type="float" office:value="0.885721" calcext:value-type="float">
            <text:p>0,89</text:p>
          </table:table-cell>
          <table:table-cell table:formula="of:=LARGE([.B2:.G2];1)" office:value-type="float" office:value="0.9492313" calcext:value-type="float">
            <text:p>0,949</text:p>
          </table:table-cell>
          <table:table-cell table:formula="of:=LARGE([.B2:.G2];2)" office:value-type="float" office:value="0.9379102" calcext:value-type="float">
            <text:p>0,938</text:p>
          </table:table-cell>
          <table:table-cell table:formula="of:=LARGE([.B2:.G2];3)" office:value-type="float" office:value="0.9290894" calcext:value-type="float">
            <text:p>0,929</text:p>
          </table:table-cell>
        </table:table-row>
        <table:table-row table:style-name="ro1">
          <table:covered-table-cell table:style-name="Default"/>
          <table:table-cell office:value-type="float" office:value="0.00989793529025122" calcext:value-type="float">
            <text:p>0,01</text:p>
          </table:table-cell>
          <table:table-cell office:value-type="float" office:value="0.0247388934117919" calcext:value-type="float">
            <text:p>0,02</text:p>
          </table:table-cell>
          <table:table-cell office:value-type="float" office:value="0.0124103987591052" calcext:value-type="float">
            <text:p>0,01</text:p>
          </table:table-cell>
          <table:table-cell table:style-name="ce19" office:value-type="float" office:value="0.0272249792279076" calcext:value-type="float">
            <text:p>0,03</text:p>
          </table:table-cell>
          <table:table-cell table:style-name="ce19" office:value-type="float" office:value="0.014289552209919" calcext:value-type="float">
            <text:p>0,01</text:p>
          </table:table-cell>
          <table:table-cell office:value-type="float" office:value="0.0101391358310263" calcext:value-type="float">
            <text:p>0,01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200</text:p>
          </table:table-cell>
          <table:table-cell table:style-name="ce4" office:value-type="float" office:value="0.9581377" calcext:value-type="float">
            <text:p>0,958</text:p>
          </table:table-cell>
          <table:table-cell table:style-name="ce34" office:value-type="float" office:value="0.880633" calcext:value-type="float">
            <text:p>0,88</text:p>
          </table:table-cell>
          <table:table-cell table:style-name="ce34" office:value-type="float" office:value="0.9484053" calcext:value-type="float">
            <text:p>0,95</text:p>
          </table:table-cell>
          <table:table-cell table:style-name="ce4" office:value-type="float" office:value="0.5832679" calcext:value-type="float">
            <text:p>0,583</text:p>
          </table:table-cell>
          <table:table-cell table:style-name="ce34" office:value-type="float" office:value="0.6544971" calcext:value-type="float">
            <text:p>0,65</text:p>
          </table:table-cell>
          <table:table-cell table:style-name="ce4" office:value-type="float" office:value="0.8957715" calcext:value-type="float">
            <text:p>0,896</text:p>
          </table:table-cell>
          <table:table-cell table:formula="of:=LARGE([.B4:.G4];1)" office:value-type="float" office:value="0.9581377" calcext:value-type="float">
            <text:p>0,958</text:p>
          </table:table-cell>
          <table:table-cell table:formula="of:=LARGE([.B4:.G4];2)" office:value-type="float" office:value="0.9484053" calcext:value-type="float">
            <text:p>0,948</text:p>
          </table:table-cell>
          <table:table-cell table:formula="of:=LARGE([.B4:.G4];3)" office:value-type="float" office:value="0.8957715" calcext:value-type="float">
            <text:p>0,896</text:p>
          </table:table-cell>
        </table:table-row>
        <table:table-row table:style-name="ro1">
          <table:covered-table-cell table:style-name="Default"/>
          <table:table-cell table:style-name="ce3" office:value-type="float" office:value="0.00637297922560557" calcext:value-type="float">
            <text:p>0,006</text:p>
          </table:table-cell>
          <table:table-cell office:value-type="float" office:value="0.0242862362954822" calcext:value-type="float">
            <text:p>0,02</text:p>
          </table:table-cell>
          <table:table-cell office:value-type="float" office:value="0.0113647287785499" calcext:value-type="float">
            <text:p>0,01</text:p>
          </table:table-cell>
          <table:table-cell office:value-type="float" office:value="0.00322940150647145" calcext:value-type="float">
            <text:p>0,003</text:p>
          </table:table-cell>
          <table:table-cell table:style-name="ce19" office:value-type="float" office:value="0.0100037187530438" calcext:value-type="float">
            <text:p>0,01</text:p>
          </table:table-cell>
          <table:table-cell table:style-name="ce3" office:value-type="float" office:value="0.006094631248074" calcext:value-type="float">
            <text:p>0,006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500</text:p>
          </table:table-cell>
          <table:table-cell table:style-name="ce5" office:value-type="float" office:value="0.9404206" calcext:value-type="float">
            <text:p>0,940</text:p>
          </table:table-cell>
          <table:table-cell table:style-name="ce35" office:value-type="float" office:value="0.8073517" calcext:value-type="float">
            <text:p>0,81</text:p>
          </table:table-cell>
          <table:table-cell table:style-name="ce35" office:value-type="float" office:value="0.864498" calcext:value-type="float">
            <text:p>0,86</text:p>
          </table:table-cell>
          <table:table-cell table:style-name="ce5" office:value-type="float" office:value="0.5991054" calcext:value-type="float">
            <text:p>0,599</text:p>
          </table:table-cell>
          <table:table-cell table:style-name="ce5" office:value-type="float" office:value="0.6272022" calcext:value-type="float">
            <text:p>0,627</text:p>
          </table:table-cell>
          <table:table-cell table:style-name="ce35" office:value-type="float" office:value="0.9073559" calcext:value-type="float">
            <text:p>0,91</text:p>
          </table:table-cell>
          <table:table-cell table:formula="of:=LARGE([.B6:.G6];1)" office:value-type="float" office:value="0.9404206" calcext:value-type="float">
            <text:p>0,940</text:p>
          </table:table-cell>
          <table:table-cell table:formula="of:=LARGE([.B6:.G6];2)" office:value-type="float" office:value="0.9073559" calcext:value-type="float">
            <text:p>0,907</text:p>
          </table:table-cell>
          <table:table-cell table:formula="of:=LARGE([.B6:.G6];3)" office:value-type="float" office:value="0.864498" calcext:value-type="float">
            <text:p>0,864</text:p>
          </table:table-cell>
        </table:table-row>
        <table:table-row table:style-name="ro1">
          <table:covered-table-cell table:style-name="Default"/>
          <table:table-cell table:style-name="ce3" office:value-type="float" office:value="0.00638304520115596" calcext:value-type="float">
            <text:p>0,006</text:p>
          </table:table-cell>
          <table:table-cell office:value-type="float" office:value="0.0160802911917042" calcext:value-type="float">
            <text:p>0,02</text:p>
          </table:table-cell>
          <table:table-cell office:value-type="float" office:value="0.0307047784880465" calcext:value-type="float">
            <text:p>0,03</text:p>
          </table:table-cell>
          <table:table-cell office:value-type="float" office:value="0.00238098320867662" calcext:value-type="float">
            <text:p>0,002</text:p>
          </table:table-cell>
          <table:table-cell office:value-type="float" office:value="0.00501851658959099" calcext:value-type="float">
            <text:p>0,005</text:p>
          </table:table-cell>
          <table:table-cell office:value-type="float" office:value="0.010299443183493" calcext:value-type="float">
            <text:p>0,01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1000</text:p>
          </table:table-cell>
          <table:table-cell table:style-name="ce23" office:value-type="float" office:value="0.9143588" calcext:value-type="float">
            <text:p>0,91</text:p>
          </table:table-cell>
          <table:table-cell table:style-name="ce23" office:value-type="float" office:value="0.7320085" calcext:value-type="float">
            <text:p>0,73</text:p>
          </table:table-cell>
          <table:table-cell table:style-name="ce23" office:value-type="float" office:value="0.8459351" calcext:value-type="float">
            <text:p>0,85</text:p>
          </table:table-cell>
          <table:table-cell table:style-name="ce6" office:value-type="float" office:value="0.6608954" calcext:value-type="float">
            <text:p>0,661</text:p>
          </table:table-cell>
          <table:table-cell table:style-name="ce6" office:value-type="float" office:value="0.6784062" calcext:value-type="float">
            <text:p>0,678</text:p>
          </table:table-cell>
          <table:table-cell table:style-name="ce6" office:value-type="float" office:value="0.939346" calcext:value-type="float">
            <text:p>0,939</text:p>
          </table:table-cell>
          <table:table-cell table:formula="of:=LARGE([.B8:.G8];1)" office:value-type="float" office:value="0.939346" calcext:value-type="float">
            <text:p>0,939</text:p>
          </table:table-cell>
          <table:table-cell table:formula="of:=LARGE([.B8:.G8];2)" office:value-type="float" office:value="0.9143588" calcext:value-type="float">
            <text:p>0,914</text:p>
          </table:table-cell>
          <table:table-cell table:formula="of:=LARGE([.B8:.G8];3)" office:value-type="float" office:value="0.8459351" calcext:value-type="float">
            <text:p>0,846</text:p>
          </table:table-cell>
        </table:table-row>
        <table:table-row table:style-name="ro1">
          <table:covered-table-cell table:style-name="Default"/>
          <table:table-cell office:value-type="float" office:value="0.0111231592346779" calcext:value-type="float">
            <text:p>0,01</text:p>
          </table:table-cell>
          <table:table-cell office:value-type="float" office:value="0.0236959791536455" calcext:value-type="float">
            <text:p>0,02</text:p>
          </table:table-cell>
          <table:table-cell office:value-type="float" office:value="0.00989189996360659" calcext:value-type="float">
            <text:p>0,01</text:p>
          </table:table-cell>
          <table:table-cell office:value-type="float" office:value="0.0023840375080942" calcext:value-type="float">
            <text:p>0,002</text:p>
          </table:table-cell>
          <table:table-cell office:value-type="float" office:value="0.00369262854346332" calcext:value-type="float">
            <text:p>0,004</text:p>
          </table:table-cell>
          <table:table-cell table:style-name="ce3" office:value-type="float" office:value="0.00754647924531697" calcext:value-type="float">
            <text:p>0,008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C100</text:p>
          </table:table-cell>
          <table:table-cell table:style-name="ce24" office:value-type="float" office:value="0.908615" calcext:value-type="float">
            <text:p>0,91</text:p>
          </table:table-cell>
          <table:table-cell table:style-name="ce24" office:value-type="float" office:value="0.8048324" calcext:value-type="float">
            <text:p>0,80</text:p>
          </table:table-cell>
          <table:table-cell table:style-name="ce24" office:value-type="float" office:value="0.8980914" calcext:value-type="float">
            <text:p>0,90</text:p>
          </table:table-cell>
          <table:table-cell table:style-name="ce24" office:value-type="float" office:value="0.5344661" calcext:value-type="float">
            <text:p>0,53</text:p>
          </table:table-cell>
          <table:table-cell table:style-name="ce24" office:value-type="float" office:value="0.6585368" calcext:value-type="float">
            <text:p>0,66</text:p>
          </table:table-cell>
          <table:table-cell table:style-name="ce24" office:value-type="float" office:value="0.8087844" calcext:value-type="float">
            <text:p>0,81</text:p>
          </table:table-cell>
          <table:table-cell table:formula="of:=LARGE([.B10:.G10];1)" office:value-type="float" office:value="0.908615" calcext:value-type="float">
            <text:p>0,909</text:p>
          </table:table-cell>
          <table:table-cell table:formula="of:=LARGE([.B10:.G10];2)" office:value-type="float" office:value="0.8980914" calcext:value-type="float">
            <text:p>0,898</text:p>
          </table:table-cell>
          <table:table-cell table:formula="of:=LARGE([.B10:.G10];3)" office:value-type="float" office:value="0.8087844" calcext:value-type="float">
            <text:p>0,809</text:p>
          </table:table-cell>
        </table:table-row>
        <table:table-row table:style-name="ro1">
          <table:covered-table-cell table:style-name="Default"/>
          <table:table-cell office:value-type="float" office:value="0.0191697142493048" calcext:value-type="float">
            <text:p>0,02</text:p>
          </table:table-cell>
          <table:table-cell office:value-type="float" office:value="0.0177461009024518" calcext:value-type="float">
            <text:p>0,02</text:p>
          </table:table-cell>
          <table:table-cell office:value-type="float" office:value="0.0168551773482215" calcext:value-type="float">
            <text:p>0,02</text:p>
          </table:table-cell>
          <table:table-cell table:style-name="ce19" office:value-type="float" office:value="0.0247885309869302" calcext:value-type="float">
            <text:p>0,02</text:p>
          </table:table-cell>
          <table:table-cell table:style-name="ce19" office:value-type="float" office:value="0.0138159915301074" calcext:value-type="float">
            <text:p>0,01</text:p>
          </table:table-cell>
          <table:table-cell office:value-type="float" office:value="0.0119314178134872" calcext:value-type="float">
            <text:p>0,01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C200</text:p>
          </table:table-cell>
          <table:table-cell table:style-name="ce8" office:value-type="float" office:value="0.9251268" calcext:value-type="float">
            <text:p>0,925</text:p>
          </table:table-cell>
          <table:table-cell table:style-name="ce36" office:value-type="float" office:value="0.7452015" calcext:value-type="float">
            <text:p>0,75</text:p>
          </table:table-cell>
          <table:table-cell table:style-name="ce36" office:value-type="float" office:value="0.9055135" calcext:value-type="float">
            <text:p>0,91</text:p>
          </table:table-cell>
          <table:table-cell table:style-name="ce8" office:value-type="float" office:value="0.4929453" calcext:value-type="float">
            <text:p>0,493</text:p>
          </table:table-cell>
          <table:table-cell table:style-name="ce36" office:value-type="float" office:value="0.5157112" calcext:value-type="float">
            <text:p>0,52</text:p>
          </table:table-cell>
          <table:table-cell table:style-name="ce36" office:value-type="float" office:value="0.8345447" calcext:value-type="float">
            <text:p>0,83</text:p>
          </table:table-cell>
          <table:table-cell table:formula="of:=LARGE([.B12:.G12];1)" office:value-type="float" office:value="0.9251268" calcext:value-type="float">
            <text:p>0,925</text:p>
          </table:table-cell>
          <table:table-cell table:formula="of:=LARGE([.B12:.G12];2)" office:value-type="float" office:value="0.9055135" calcext:value-type="float">
            <text:p>0,906</text:p>
          </table:table-cell>
          <table:table-cell table:formula="of:=LARGE([.B12:.G12];3)" office:value-type="float" office:value="0.8345447" calcext:value-type="float">
            <text:p>0,835</text:p>
          </table:table-cell>
        </table:table-row>
        <table:table-row table:style-name="ro1">
          <table:covered-table-cell table:style-name="Default"/>
          <table:table-cell table:style-name="ce3" office:value-type="float" office:value="0.00848858399027776" calcext:value-type="float">
            <text:p>0,008</text:p>
          </table:table-cell>
          <table:table-cell office:value-type="float" office:value="0.0234056024885069" calcext:value-type="float">
            <text:p>0,02</text:p>
          </table:table-cell>
          <table:table-cell office:value-type="float" office:value="0.0291361248976249" calcext:value-type="float">
            <text:p>0,03</text:p>
          </table:table-cell>
          <table:table-cell office:value-type="float" office:value="0.00277831866602807" calcext:value-type="float">
            <text:p>0,003</text:p>
          </table:table-cell>
          <table:table-cell table:style-name="ce19" office:value-type="float" office:value="0.0102512050296538" calcext:value-type="float">
            <text:p>0,01</text:p>
          </table:table-cell>
          <table:table-cell office:value-type="float" office:value="0.0135442093682134" calcext:value-type="float">
            <text:p>0,01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C500</text:p>
          </table:table-cell>
          <table:table-cell table:style-name="ce26" office:value-type="float" office:value="0.9052817" calcext:value-type="float">
            <text:p>0,91</text:p>
          </table:table-cell>
          <table:table-cell table:style-name="ce26" office:value-type="float" office:value="0.6603054" calcext:value-type="float">
            <text:p>0,66</text:p>
          </table:table-cell>
          <table:table-cell table:style-name="ce26" office:value-type="float" office:value="0.7152273" calcext:value-type="float">
            <text:p>0,72</text:p>
          </table:table-cell>
          <table:table-cell table:style-name="ce9" office:value-type="float" office:value="0.5423438" calcext:value-type="float">
            <text:p>0,542</text:p>
          </table:table-cell>
          <table:table-cell table:style-name="ce9" office:value-type="float" office:value="0.5400146" calcext:value-type="float">
            <text:p>0,540</text:p>
          </table:table-cell>
          <table:table-cell table:style-name="ce26" office:value-type="float" office:value="0.8929879" calcext:value-type="float">
            <text:p>0,89</text:p>
          </table:table-cell>
          <table:table-cell table:formula="of:=LARGE([.B14:.G14];1)" office:value-type="float" office:value="0.9052817" calcext:value-type="float">
            <text:p>0,905</text:p>
          </table:table-cell>
          <table:table-cell table:formula="of:=LARGE([.B14:.G14];2)" office:value-type="float" office:value="0.8929879" calcext:value-type="float">
            <text:p>0,893</text:p>
          </table:table-cell>
          <table:table-cell table:formula="of:=LARGE([.B14:.G14];3)" office:value-type="float" office:value="0.7152273" calcext:value-type="float">
            <text:p>0,715</text:p>
          </table:table-cell>
        </table:table-row>
        <table:table-row table:style-name="ro1">
          <table:covered-table-cell table:style-name="Default"/>
          <table:table-cell office:value-type="float" office:value="0.0122525827077396" calcext:value-type="float">
            <text:p>0,01</text:p>
          </table:table-cell>
          <table:table-cell office:value-type="float" office:value="0.0145722546862179" calcext:value-type="float">
            <text:p>0,01</text:p>
          </table:table-cell>
          <table:table-cell office:value-type="float" office:value="0.0130902487527931" calcext:value-type="float">
            <text:p>0,01</text:p>
          </table:table-cell>
          <table:table-cell office:value-type="float" office:value="0.00232916069862086" calcext:value-type="float">
            <text:p>0,002</text:p>
          </table:table-cell>
          <table:table-cell office:value-type="float" office:value="0.00464853370860102" calcext:value-type="float">
            <text:p>0,005</text:p>
          </table:table-cell>
          <table:table-cell office:value-type="float" office:value="0.00959831481511208" calcext:value-type="float">
            <text:p>0,01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C1000</text:p>
          </table:table-cell>
          <table:table-cell table:style-name="ce10" office:value-type="float" office:value="0.8598893" calcext:value-type="float">
            <text:p>0,860</text:p>
          </table:table-cell>
          <table:table-cell table:style-name="ce37" office:value-type="float" office:value="0.6788686" calcext:value-type="float">
            <text:p>0,68</text:p>
          </table:table-cell>
          <table:table-cell table:style-name="ce10" office:value-type="float" office:value="0.7291152" calcext:value-type="float">
            <text:p>0,729</text:p>
          </table:table-cell>
          <table:table-cell table:style-name="ce10" office:value-type="float" office:value="0.62386" calcext:value-type="float">
            <text:p>0,624</text:p>
          </table:table-cell>
          <table:table-cell table:style-name="ce10" office:value-type="float" office:value="0.616929" calcext:value-type="float">
            <text:p>0,617</text:p>
          </table:table-cell>
          <table:table-cell table:style-name="ce37" office:value-type="float" office:value="0.9032289" calcext:value-type="float">
            <text:p>0,90</text:p>
          </table:table-cell>
          <table:table-cell table:formula="of:=LARGE([.B16:.G16];1)" office:value-type="float" office:value="0.9032289" calcext:value-type="float">
            <text:p>0,903</text:p>
          </table:table-cell>
          <table:table-cell table:formula="of:=LARGE([.B16:.G16];2)" office:value-type="float" office:value="0.8598893" calcext:value-type="float">
            <text:p>0,860</text:p>
          </table:table-cell>
          <table:table-cell table:formula="of:=LARGE([.B16:.G16];3)" office:value-type="float" office:value="0.7291152" calcext:value-type="float">
            <text:p>0,729</text:p>
          </table:table-cell>
        </table:table-row>
        <table:table-row table:style-name="ro1">
          <table:covered-table-cell table:style-name="Default"/>
          <table:table-cell table:style-name="ce3" office:value-type="float" office:value="0.00850855852715369" calcext:value-type="float">
            <text:p>0,009</text:p>
          </table:table-cell>
          <table:table-cell office:value-type="float" office:value="0.0128468356352839" calcext:value-type="float">
            <text:p>0,01</text:p>
          </table:table-cell>
          <table:table-cell table:style-name="ce3" office:value-type="float" office:value="0.00812054150657455" calcext:value-type="float">
            <text:p>0,008</text:p>
          </table:table-cell>
          <table:table-cell office:value-type="float" office:value="0.00174984702188506" calcext:value-type="float">
            <text:p>0,002</text:p>
          </table:table-cell>
          <table:table-cell office:value-type="float" office:value="0.00262015617855118" calcext:value-type="float">
            <text:p>0,003</text:p>
          </table:table-cell>
          <table:table-cell office:value-type="float" office:value="0.0151743833512272" calcext:value-type="float">
            <text:p>0,02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CD100</text:p>
          </table:table-cell>
          <table:table-cell table:style-name="ce28" office:value-type="float" office:value="0.861406" calcext:value-type="float">
            <text:p>0,86</text:p>
          </table:table-cell>
          <table:table-cell table:style-name="ce28" office:value-type="float" office:value="0.7040583" calcext:value-type="float">
            <text:p>0,70</text:p>
          </table:table-cell>
          <table:table-cell table:style-name="ce28" office:value-type="float" office:value="0.7182452" calcext:value-type="float">
            <text:p>0,72</text:p>
          </table:table-cell>
          <table:table-cell table:style-name="ce28" office:value-type="float" office:value="0.4542352" calcext:value-type="float">
            <text:p>0,45</text:p>
          </table:table-cell>
          <table:table-cell table:style-name="ce28" office:value-type="float" office:value="0.521924" calcext:value-type="float">
            <text:p>0,52</text:p>
          </table:table-cell>
          <table:table-cell table:style-name="ce28" office:value-type="float" office:value="0.7101882" calcext:value-type="float">
            <text:p>0,71</text:p>
          </table:table-cell>
          <table:table-cell table:formula="of:=LARGE([.B18:.G18];1)" office:value-type="float" office:value="0.861406" calcext:value-type="float">
            <text:p>0,861</text:p>
          </table:table-cell>
          <table:table-cell table:formula="of:=LARGE([.B18:.G18];2)" office:value-type="float" office:value="0.7182452" calcext:value-type="float">
            <text:p>0,718</text:p>
          </table:table-cell>
          <table:table-cell table:formula="of:=LARGE([.B18:.G18];3)" office:value-type="float" office:value="0.7101882" calcext:value-type="float">
            <text:p>0,710</text:p>
          </table:table-cell>
        </table:table-row>
        <table:table-row table:style-name="ro1">
          <table:covered-table-cell table:style-name="Default"/>
          <table:table-cell office:value-type="float" office:value="0.0223077177496937" calcext:value-type="float">
            <text:p>0,02</text:p>
          </table:table-cell>
          <table:table-cell office:value-type="float" office:value="0.0288051221245458" calcext:value-type="float">
            <text:p>0,03</text:p>
          </table:table-cell>
          <table:table-cell office:value-type="float" office:value="0.0212234105402501" calcext:value-type="float">
            <text:p>0,02</text:p>
          </table:table-cell>
          <table:table-cell table:style-name="ce19" office:value-type="float" office:value="0.010808502207059" calcext:value-type="float">
            <text:p>0,01</text:p>
          </table:table-cell>
          <table:table-cell table:style-name="ce19" office:value-type="float" office:value="0.0186044481831631" calcext:value-type="float">
            <text:p>0,02</text:p>
          </table:table-cell>
          <table:table-cell office:value-type="float" office:value="0.0216001217811382" calcext:value-type="float">
            <text:p>0,02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CD200</text:p>
          </table:table-cell>
          <table:table-cell table:style-name="ce29" office:value-type="float" office:value="0.8603224" calcext:value-type="float">
            <text:p>0,86</text:p>
          </table:table-cell>
          <table:table-cell table:style-name="ce29" office:value-type="float" office:value="0.6294585" calcext:value-type="float">
            <text:p>0,63</text:p>
          </table:table-cell>
          <table:table-cell table:style-name="ce29" office:value-type="float" office:value="0.6526484" calcext:value-type="float">
            <text:p>0,65</text:p>
          </table:table-cell>
          <table:table-cell table:style-name="ce12" office:value-type="float" office:value="0.4339574" calcext:value-type="float">
            <text:p>0,434</text:p>
          </table:table-cell>
          <table:table-cell table:style-name="ce12" office:value-type="float" office:value="0.4221588" calcext:value-type="float">
            <text:p>0,422</text:p>
          </table:table-cell>
          <table:table-cell table:style-name="ce29" office:value-type="float" office:value="0.7850235" calcext:value-type="float">
            <text:p>0,79</text:p>
          </table:table-cell>
          <table:table-cell table:formula="of:=LARGE([.B20:.G20];1)" office:value-type="float" office:value="0.8603224" calcext:value-type="float">
            <text:p>0,860</text:p>
          </table:table-cell>
          <table:table-cell table:formula="of:=LARGE([.B20:.G20];2)" office:value-type="float" office:value="0.7850235" calcext:value-type="float">
            <text:p>0,785</text:p>
          </table:table-cell>
          <table:table-cell table:formula="of:=LARGE([.B20:.G20];3)" office:value-type="float" office:value="0.6526484" calcext:value-type="float">
            <text:p>0,653</text:p>
          </table:table-cell>
        </table:table-row>
        <table:table-row table:style-name="ro1">
          <table:covered-table-cell table:style-name="Default"/>
          <table:table-cell office:value-type="float" office:value="0.0185150595202932" calcext:value-type="float">
            <text:p>0,02</text:p>
          </table:table-cell>
          <table:table-cell office:value-type="float" office:value="0.0363531322536312" calcext:value-type="float">
            <text:p>0,04</text:p>
          </table:table-cell>
          <table:table-cell office:value-type="float" office:value="0.0234792851219964" calcext:value-type="float">
            <text:p>0,02</text:p>
          </table:table-cell>
          <table:table-cell office:value-type="float" office:value="0.00567866312084103" calcext:value-type="float">
            <text:p>0,006</text:p>
          </table:table-cell>
          <table:table-cell office:value-type="float" office:value="0.00523398964079984" calcext:value-type="float">
            <text:p>0,005</text:p>
          </table:table-cell>
          <table:table-cell office:value-type="float" office:value="0.0238244885412048" calcext:value-type="float">
            <text:p>0,02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CD500</text:p>
          </table:table-cell>
          <table:table-cell table:style-name="ce30" office:value-type="float" office:value="0.8438678" calcext:value-type="float">
            <text:p>0,84</text:p>
          </table:table-cell>
          <table:table-cell table:style-name="ce30" office:value-type="float" office:value="0.5986387" calcext:value-type="float">
            <text:p>0,60</text:p>
          </table:table-cell>
          <table:table-cell table:style-name="ce30" office:value-type="float" office:value="0.6155911" calcext:value-type="float">
            <text:p>0,62</text:p>
          </table:table-cell>
          <table:table-cell table:style-name="ce13" office:value-type="float" office:value="0.5020587" calcext:value-type="float">
            <text:p>0,502</text:p>
          </table:table-cell>
          <table:table-cell table:style-name="ce13" office:value-type="float" office:value="0.4894651" calcext:value-type="float">
            <text:p>0,489</text:p>
          </table:table-cell>
          <table:table-cell table:style-name="ce30" office:value-type="float" office:value="0.7802331" calcext:value-type="float">
            <text:p>0,78</text:p>
          </table:table-cell>
          <table:table-cell table:formula="of:=LARGE([.B22:.G22];1)" office:value-type="float" office:value="0.8438678" calcext:value-type="float">
            <text:p>0,844</text:p>
          </table:table-cell>
          <table:table-cell table:formula="of:=LARGE([.B22:.G22];2)" office:value-type="float" office:value="0.7802331" calcext:value-type="float">
            <text:p>0,780</text:p>
          </table:table-cell>
          <table:table-cell table:formula="of:=LARGE([.B22:.G22];3)" office:value-type="float" office:value="0.6155911" calcext:value-type="float">
            <text:p>0,616</text:p>
          </table:table-cell>
        </table:table-row>
        <table:table-row table:style-name="ro1">
          <table:covered-table-cell table:style-name="Default"/>
          <table:table-cell office:value-type="float" office:value="0.0149965553098036" calcext:value-type="float">
            <text:p>0,01</text:p>
          </table:table-cell>
          <table:table-cell office:value-type="float" office:value="0.0138272413159675" calcext:value-type="float">
            <text:p>0,01</text:p>
          </table:table-cell>
          <table:table-cell office:value-type="float" office:value="0.0186637201299741" calcext:value-type="float">
            <text:p>0,02</text:p>
          </table:table-cell>
          <table:table-cell office:value-type="float" office:value="0.00227717122983758" calcext:value-type="float">
            <text:p>0,002</text:p>
          </table:table-cell>
          <table:table-cell office:value-type="float" office:value="0.00312243643490143" calcext:value-type="float">
            <text:p>0,003</text:p>
          </table:table-cell>
          <table:table-cell office:value-type="float" office:value="0.0521325391103292" calcext:value-type="float">
            <text:p>0,05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CD1000</text:p>
          </table:table-cell>
          <table:table-cell table:style-name="ce31" office:value-type="float" office:value="0.8726664" calcext:value-type="float">
            <text:p>0,87</text:p>
          </table:table-cell>
          <table:table-cell table:style-name="ce31" office:value-type="float" office:value="0.6774315" calcext:value-type="float">
            <text:p>0,68</text:p>
          </table:table-cell>
          <table:table-cell table:style-name="ce31" office:value-type="float" office:value="0.6885449" calcext:value-type="float">
            <text:p>0,69</text:p>
          </table:table-cell>
          <table:table-cell table:style-name="ce14" office:value-type="float" office:value="0.634114" calcext:value-type="float">
            <text:p>0,634</text:p>
          </table:table-cell>
          <table:table-cell table:style-name="ce14" office:value-type="float" office:value="0.620865" calcext:value-type="float">
            <text:p>0,621</text:p>
          </table:table-cell>
          <table:table-cell table:style-name="ce31" office:value-type="float" office:value="0.7965514" calcext:value-type="float">
            <text:p>0,80</text:p>
          </table:table-cell>
          <table:table-cell table:formula="of:=LARGE([.B24:.G24];1)" office:value-type="float" office:value="0.8726664" calcext:value-type="float">
            <text:p>0,873</text:p>
          </table:table-cell>
          <table:table-cell table:formula="of:=LARGE([.B24:.G24];2)" office:value-type="float" office:value="0.7965514" calcext:value-type="float">
            <text:p>0,797</text:p>
          </table:table-cell>
          <table:table-cell table:formula="of:=LARGE([.B24:.G24];3)" office:value-type="float" office:value="0.6885449" calcext:value-type="float">
            <text:p>0,689</text:p>
          </table:table-cell>
        </table:table-row>
        <table:table-row table:style-name="ro1">
          <table:covered-table-cell table:style-name="Default"/>
          <table:table-cell office:value-type="float" office:value="0.0117472612569909" calcext:value-type="float">
            <text:p>0,01</text:p>
          </table:table-cell>
          <table:table-cell office:value-type="float" office:value="0.0202974721098466" calcext:value-type="float">
            <text:p>0,02</text:p>
          </table:table-cell>
          <table:table-cell office:value-type="float" office:value="0.0228879662549996" calcext:value-type="float">
            <text:p>0,02</text:p>
          </table:table-cell>
          <table:table-cell office:value-type="float" office:value="0.00209495250542822" calcext:value-type="float">
            <text:p>0,002</text:p>
          </table:table-cell>
          <table:table-cell office:value-type="float" office:value="0.00337220556906012" calcext:value-type="float">
            <text:p>0,003</text:p>
          </table:table-cell>
          <table:table-cell office:value-type="float" office:value="0.0468390747543117" calcext:value-type="float">
            <text:p>0,05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All intances</text:p>
          </table:table-cell>
          <table:table-cell table:style-name="ce32" office:value-type="float" office:value="0.89994365" calcext:value-type="float">
            <text:p>0,90</text:p>
          </table:table-cell>
          <table:table-cell table:style-name="ce32" office:value-type="float" office:value="0.737323125" calcext:value-type="float">
            <text:p>0,74</text:p>
          </table:table-cell>
          <table:table-cell table:style-name="ce38" office:value-type="float" office:value="0.793310466666667" calcext:value-type="float">
            <text:p>0,8</text:p>
          </table:table-cell>
          <table:table-cell table:style-name="ce32" office:value-type="float" office:value="0.5589332" calcext:value-type="float">
            <text:p>0,56</text:p>
          </table:table-cell>
          <table:table-cell table:style-name="ce32" office:value-type="float" office:value="0.590332016666667" calcext:value-type="float">
            <text:p>0,59</text:p>
          </table:table-cell>
          <table:table-cell table:style-name="ce32" office:value-type="float" office:value="0.844978041666667" calcext:value-type="float">
            <text:p>0,84</text:p>
          </table:table-cell>
          <table:table-cell table:formula="of:=LARGE([.B26:.G26];1)" office:value-type="float" office:value="0.89994365" calcext:value-type="float">
            <text:p>0,900</text:p>
          </table:table-cell>
          <table:table-cell table:formula="of:=LARGE([.B26:.G26];2)" office:value-type="float" office:value="0.844978041666667" calcext:value-type="float">
            <text:p>0,845</text:p>
          </table:table-cell>
          <table:table-cell table:formula="of:=LARGE([.B26:.G26];3)" office:value-type="float" office:value="0.793310466666667" calcext:value-type="float">
            <text:p>0,793</text:p>
          </table:table-cell>
        </table:table-row>
        <table:table-row table:style-name="ro1">
          <table:covered-table-cell table:style-name="Default"/>
          <table:table-cell office:value-type="float" office:value="0.0399126296343338" calcext:value-type="float">
            <text:p>0,04</text:p>
          </table:table-cell>
          <table:table-cell office:value-type="float" office:value="0.0990751897131301" calcext:value-type="float">
            <text:p>0,10</text:p>
          </table:table-cell>
          <table:table-cell table:style-name="ce39" office:value-type="float" office:value="0.11515775907018" calcext:value-type="float">
            <text:p>0,1</text:p>
          </table:table-cell>
          <table:table-cell table:style-name="ce19" office:value-type="float" office:value="0.0745193399172993" calcext:value-type="float">
            <text:p>0,07</text:p>
          </table:table-cell>
          <table:table-cell table:style-name="ce19" office:value-type="float" office:value="0.088369667232973" calcext:value-type="float">
            <text:p>0,09</text:p>
          </table:table-cell>
          <table:table-cell office:value-type="float" office:value="0.0703267091115217" calcext:value-type="float">
            <text:p>0,07</text:p>
          </table:table-cell>
          <table:table-cell/>
          <table:table-cell table:style-name="Default" table:number-columns-repeated="2"/>
        </table:table-row>
        <table:table-row table:style-name="ro1">
          <table:table-cell table:number-columns-spanned="1" table:number-rows-spanned="2"/>
          <table:table-cell table:style-name="Default" table:number-columns-repeated="9"/>
        </table:table-row>
        <table:table-row table:style-name="ro1">
          <table:covered-table-cell table:style-name="Default"/>
          <table:table-cell table:style-name="Default" table:number-columns-repeated="9"/>
        </table:table-row>
        <table:table-row table:style-name="ro1">
          <table:table-cell table:number-columns-spanned="1" table:number-rows-spanned="2"/>
          <table:table-cell table:style-name="Default" table:number-columns-repeated="9"/>
        </table:table-row>
        <table:table-row table:style-name="ro1">
          <table:covered-table-cell table:style-name="Default"/>
          <table:table-cell table:style-name="Default" table:number-columns-repeated="9"/>
        </table:table-row>
        <calcext:conditional-formats>
          <calcext:conditional-format calcext:target-range-address="HVR.B2:HVR.G2">
            <calcext:condition calcext:apply-style-name="Accent 1" calcext:value="=[$HVR.$H$2]" calcext:base-cell-address="HVR.B2"/>
            <calcext:condition calcext:apply-style-name="Accent 2" calcext:value="=[$HVR.$I$2]" calcext:base-cell-address="HVR.B2"/>
            <calcext:condition calcext:apply-style-name="Accent 3" calcext:value="=[$HVR.$J$2]" calcext:base-cell-address="HVR.B2"/>
          </calcext:conditional-format>
          <calcext:conditional-format calcext:target-range-address="HVR.B4:HVR.G4">
            <calcext:condition calcext:apply-style-name="Accent 1" calcext:value="=[$HVR.$H$4]" calcext:base-cell-address="HVR.B4"/>
            <calcext:condition calcext:apply-style-name="Accent 2" calcext:value="=[$HVR.$I$4]" calcext:base-cell-address="HVR.B4"/>
            <calcext:condition calcext:apply-style-name="Accent 3" calcext:value="=[$HVR.$J$4]" calcext:base-cell-address="HVR.B4"/>
          </calcext:conditional-format>
          <calcext:conditional-format calcext:target-range-address="HVR.B6:HVR.G6">
            <calcext:condition calcext:apply-style-name="Accent 1" calcext:value="=[$HVR.$H$6]" calcext:base-cell-address="HVR.B6"/>
            <calcext:condition calcext:apply-style-name="Accent 2" calcext:value="=[$HVR.$I$6]" calcext:base-cell-address="HVR.B6"/>
            <calcext:condition calcext:apply-style-name="Accent 3" calcext:value="=[$HVR.$J$6]" calcext:base-cell-address="HVR.B6"/>
          </calcext:conditional-format>
          <calcext:conditional-format calcext:target-range-address="HVR.B8:HVR.G8">
            <calcext:condition calcext:apply-style-name="Accent 1" calcext:value="=[$HVR.$H$8]" calcext:base-cell-address="HVR.B8"/>
            <calcext:condition calcext:apply-style-name="Accent 2" calcext:value="=[$HVR.$I$8]" calcext:base-cell-address="HVR.B8"/>
            <calcext:condition calcext:apply-style-name="Accent 3" calcext:value="=[$HVR.$J$8]" calcext:base-cell-address="HVR.B8"/>
          </calcext:conditional-format>
          <calcext:conditional-format calcext:target-range-address="HVR.B10:HVR.G10">
            <calcext:condition calcext:apply-style-name="Accent 1" calcext:value="=[$HVR.$H$10]" calcext:base-cell-address="HVR.B10"/>
            <calcext:condition calcext:apply-style-name="Accent 2" calcext:value="=[$HVR.$I$10]" calcext:base-cell-address="HVR.B10"/>
            <calcext:condition calcext:apply-style-name="Accent 3" calcext:value="=[$HVR.$J$10]" calcext:base-cell-address="HVR.B10"/>
          </calcext:conditional-format>
          <calcext:conditional-format calcext:target-range-address="HVR.B12:HVR.G12">
            <calcext:condition calcext:apply-style-name="Accent 1" calcext:value="=[$HVR.$H$12]" calcext:base-cell-address="HVR.B12"/>
            <calcext:condition calcext:apply-style-name="Accent 2" calcext:value="=[$HVR.$I$12]" calcext:base-cell-address="HVR.B12"/>
            <calcext:condition calcext:apply-style-name="Accent 3" calcext:value="=[$HVR.$J$12]" calcext:base-cell-address="HVR.B12"/>
          </calcext:conditional-format>
          <calcext:conditional-format calcext:target-range-address="HVR.B14:HVR.G14">
            <calcext:condition calcext:apply-style-name="Accent 1" calcext:value="=[$HVR.$H$14]" calcext:base-cell-address="HVR.B14"/>
            <calcext:condition calcext:apply-style-name="Accent 2" calcext:value="=[$HVR.$I$14]" calcext:base-cell-address="HVR.B14"/>
            <calcext:condition calcext:apply-style-name="Accent 3" calcext:value="=[$HVR.$J$14]" calcext:base-cell-address="HVR.B14"/>
          </calcext:conditional-format>
          <calcext:conditional-format calcext:target-range-address="HVR.B16:HVR.G16">
            <calcext:condition calcext:apply-style-name="Accent 1" calcext:value="=[$HVR.$H$16]" calcext:base-cell-address="HVR.B16"/>
            <calcext:condition calcext:apply-style-name="Accent 2" calcext:value="=[$HVR.$I$16]" calcext:base-cell-address="HVR.B16"/>
            <calcext:condition calcext:apply-style-name="Accent 3" calcext:value="=[$HVR.$J$16]" calcext:base-cell-address="HVR.B16"/>
          </calcext:conditional-format>
          <calcext:conditional-format calcext:target-range-address="HVR.B18:HVR.G18">
            <calcext:condition calcext:apply-style-name="Accent 1" calcext:value="=[$HVR.$H$18]" calcext:base-cell-address="HVR.B18"/>
            <calcext:condition calcext:apply-style-name="Accent 2" calcext:value="=[$HVR.$I$18]" calcext:base-cell-address="HVR.B18"/>
            <calcext:condition calcext:apply-style-name="Accent 3" calcext:value="=[$HVR.$J$18]" calcext:base-cell-address="HVR.B18"/>
          </calcext:conditional-format>
          <calcext:conditional-format calcext:target-range-address="HVR.B20:HVR.G20">
            <calcext:condition calcext:apply-style-name="Accent 1" calcext:value="=[$HVR.$H$20]" calcext:base-cell-address="HVR.B20"/>
            <calcext:condition calcext:apply-style-name="Accent 2" calcext:value="=[$HVR.$I$20]" calcext:base-cell-address="HVR.B20"/>
            <calcext:condition calcext:apply-style-name="Accent 3" calcext:value="=[$HVR.$J$20]" calcext:base-cell-address="HVR.B20"/>
          </calcext:conditional-format>
          <calcext:conditional-format calcext:target-range-address="HVR.B22:HVR.G22">
            <calcext:condition calcext:apply-style-name="Accent 1" calcext:value="=[$HVR.$H$22]" calcext:base-cell-address="HVR.B22"/>
            <calcext:condition calcext:apply-style-name="Accent 2" calcext:value="=[$HVR.$I$22]" calcext:base-cell-address="HVR.B22"/>
            <calcext:condition calcext:apply-style-name="Accent 3" calcext:value="=[$HVR.$J$22]" calcext:base-cell-address="HVR.B22"/>
          </calcext:conditional-format>
          <calcext:conditional-format calcext:target-range-address="HVR.B24:HVR.G24">
            <calcext:condition calcext:apply-style-name="Accent 1" calcext:value="=[$HVR.$H$24]" calcext:base-cell-address="HVR.B24"/>
            <calcext:condition calcext:apply-style-name="Accent 2" calcext:value="=[$HVR.$I$24]" calcext:base-cell-address="HVR.B24"/>
            <calcext:condition calcext:apply-style-name="Accent 3" calcext:value="=[$HVR.$J$24]" calcext:base-cell-address="HVR.B24"/>
          </calcext:conditional-format>
          <calcext:conditional-format calcext:target-range-address="HVR.B26:HVR.G26">
            <calcext:condition calcext:apply-style-name="Accent 1" calcext:value="=[$HVR.$H$26]" calcext:base-cell-address="HVR.B26"/>
            <calcext:condition calcext:apply-style-name="Accent 2" calcext:value="=[$HVR.$I$26]" calcext:base-cell-address="HVR.B26"/>
            <calcext:condition calcext:apply-style-name="Accent 3" calcext:value="=[$HVR.$J$26]" calcext:base-cell-address="HVR.B26"/>
          </calcext:conditional-format>
        </calcext:conditional-formats>
      </table:table>
      <table:table table:name="IGD+" table:style-name="ta1">
        <table:table-column table:style-name="co1" table:default-cell-style-name="ce1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10" table:default-cell-style-name="ce19"/>
        <table:table-column table:style-name="co7" table:default-cell-style-name="ce3"/>
        <table:table-column table:style-name="co9" table:number-columns-repeated="3" table:default-cell-style-name="ce3"/>
        <table:table-row table:style-name="ro1">
          <table:table-cell table:style-name="Default" office:value-type="string" calcext:value-type="string">
            <text:p>Instance</text:p>
          </table:table-cell>
          <table:table-cell table:style-name="Default" office:value-type="string" calcext:value-type="string">
            <text:p>NSGA-II</text:p>
          </table:table-cell>
          <table:table-cell table:style-name="Default" office:value-type="string" calcext:value-type="string">
            <text:p>NSPSO</text:p>
          </table:table-cell>
          <table:table-cell table:style-name="Default" office:value-type="string" calcext:value-type="string">
            <text:p>MOEA/D-DE</text:p>
          </table:table-cell>
          <table:table-cell table:style-name="Default" office:value-type="string" calcext:value-type="string">
            <text:p>MHACO</text:p>
          </table:table-cell>
          <table:table-cell table:style-name="Default" office:value-type="string" calcext:value-type="string">
            <text:p>IHS</text:p>
          </table:table-cell>
          <table:table-cell table:style-name="Default" office:value-type="string" calcext:value-type="string">
            <text:p>NS-BRKGA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100</text:p>
          </table:table-cell>
          <table:table-cell table:style-name="ce16" office:value-type="float" office:value="0.01632801" calcext:value-type="float">
            <text:p>0,016</text:p>
          </table:table-cell>
          <table:table-cell table:style-name="ce74" office:value-type="float" office:value="0.015215996" calcext:value-type="float">
            <text:p>0,02</text:p>
          </table:table-cell>
          <table:table-cell table:style-name="ce16" office:value-type="float" office:value="0.008904356" calcext:value-type="float">
            <text:p>0,009</text:p>
          </table:table-cell>
          <table:table-cell table:style-name="ce66" office:value-type="float" office:value="0.5084278" calcext:value-type="float">
            <text:p>0,5</text:p>
          </table:table-cell>
          <table:table-cell table:style-name="ce74" office:value-type="float" office:value="0.2269825" calcext:value-type="float">
            <text:p>0,23</text:p>
          </table:table-cell>
          <table:table-cell table:style-name="ce74" office:value-type="float" office:value="0.02838405" calcext:value-type="float">
            <text:p>0,03</text:p>
          </table:table-cell>
          <table:table-cell table:formula="of:=SMALL([.B2:.G2];1)" office:value-type="float" office:value="0.008904356" calcext:value-type="float">
            <text:p>0,009</text:p>
          </table:table-cell>
          <table:table-cell table:formula="of:=SMALL([.B2:.G2];2)" office:value-type="float" office:value="0.015215996" calcext:value-type="float">
            <text:p>0,015</text:p>
          </table:table-cell>
          <table:table-cell table:formula="of:=SMALL([.B2:.G2];3)" office:value-type="float" office:value="0.01632801" calcext:value-type="float">
            <text:p>0,016</text:p>
          </table:table-cell>
        </table:table-row>
        <table:table-row table:style-name="ro1">
          <table:covered-table-cell table:style-name="Default"/>
          <table:table-cell table:style-name="ce3" office:value-type="float" office:value="0.00420060064858587" calcext:value-type="float">
            <text:p>0,004</text:p>
          </table:table-cell>
          <table:table-cell office:value-type="float" office:value="0.0193971962587618" calcext:value-type="float">
            <text:p>0,02</text:p>
          </table:table-cell>
          <table:table-cell table:style-name="ce3" office:value-type="float" office:value="0.00435953698845921" calcext:value-type="float">
            <text:p>0,004</text:p>
          </table:table-cell>
          <table:table-cell table:style-name="ce39" office:value-type="float" office:value="0.0981270896753797" calcext:value-type="float">
            <text:p>0,1</text:p>
          </table:table-cell>
          <table:table-cell office:value-type="float" office:value="0.0296873675264413" calcext:value-type="float">
            <text:p>0,03</text:p>
          </table:table-cell>
          <table:table-cell table:style-name="ce19" office:value-type="float" office:value="0.00998925590694823" calcext:value-type="float">
            <text:p>0,01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200</text:p>
          </table:table-cell>
          <table:table-cell table:style-name="ce60" office:value-type="float" office:value="0.013602799" calcext:value-type="float">
            <text:p>0,014</text:p>
          </table:table-cell>
          <table:table-cell table:style-name="ce75" office:value-type="float" office:value="0.04192778" calcext:value-type="float">
            <text:p>0,04</text:p>
          </table:table-cell>
          <table:table-cell table:style-name="ce60" office:value-type="float" office:value="0.006234298" calcext:value-type="float">
            <text:p>0,006</text:p>
          </table:table-cell>
          <table:table-cell table:style-name="ce60" office:value-type="float" office:value="0.7360797" calcext:value-type="float">
            <text:p>0,736</text:p>
          </table:table-cell>
          <table:table-cell table:style-name="ce75" office:value-type="float" office:value="0.4422466" calcext:value-type="float">
            <text:p>0,44</text:p>
          </table:table-cell>
          <table:table-cell table:style-name="ce60" office:value-type="float" office:value="0.01719782" calcext:value-type="float">
            <text:p>0,017</text:p>
          </table:table-cell>
          <table:table-cell table:formula="of:=SMALL([.B4:.G4];1)" office:value-type="float" office:value="0.006234298" calcext:value-type="float">
            <text:p>0,006</text:p>
          </table:table-cell>
          <table:table-cell table:formula="of:=SMALL([.B4:.G4];2)" office:value-type="float" office:value="0.013602799" calcext:value-type="float">
            <text:p>0,014</text:p>
          </table:table-cell>
          <table:table-cell table:formula="of:=SMALL([.B4:.G4];3)" office:value-type="float" office:value="0.01719782" calcext:value-type="float">
            <text:p>0,017</text:p>
          </table:table-cell>
        </table:table-row>
        <table:table-row table:style-name="ro1">
          <table:covered-table-cell table:style-name="Default"/>
          <table:table-cell table:style-name="ce3" office:value-type="float" office:value="0.00322364967964092" calcext:value-type="float">
            <text:p>0,003</text:p>
          </table:table-cell>
          <table:table-cell office:value-type="float" office:value="0.0206995069748919" calcext:value-type="float">
            <text:p>0,02</text:p>
          </table:table-cell>
          <table:table-cell table:style-name="ce3" office:value-type="float" office:value="0.00250749951358241" calcext:value-type="float">
            <text:p>0,003</text:p>
          </table:table-cell>
          <table:table-cell table:style-name="ce3" office:value-type="float" office:value="0.00886760353252218" calcext:value-type="float">
            <text:p>0,009</text:p>
          </table:table-cell>
          <table:table-cell office:value-type="float" office:value="0.0358108801712552" calcext:value-type="float">
            <text:p>0,04</text:p>
          </table:table-cell>
          <table:table-cell office:value-type="float" office:value="0.00279226664084933" calcext:value-type="float">
            <text:p>0,003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500</text:p>
          </table:table-cell>
          <table:table-cell table:style-name="ce61" office:value-type="float" office:value="0.008739938" calcext:value-type="float">
            <text:p>0,009</text:p>
          </table:table-cell>
          <table:table-cell table:style-name="ce76" office:value-type="float" office:value="0.12138915" calcext:value-type="float">
            <text:p>0,12</text:p>
          </table:table-cell>
          <table:table-cell table:style-name="ce76" office:value-type="float" office:value="0.05419246" calcext:value-type="float">
            <text:p>0,05</text:p>
          </table:table-cell>
          <table:table-cell table:style-name="ce76" office:value-type="float" office:value="0.8381462" calcext:value-type="float">
            <text:p>0,84</text:p>
          </table:table-cell>
          <table:table-cell table:style-name="ce76" office:value-type="float" office:value="0.6718746" calcext:value-type="float">
            <text:p>0,67</text:p>
          </table:table-cell>
          <table:table-cell table:style-name="ce61" office:value-type="float" office:value="0.03099238" calcext:value-type="float">
            <text:p>0,031</text:p>
          </table:table-cell>
          <table:table-cell table:formula="of:=SMALL([.B6:.G6];1)" office:value-type="float" office:value="0.008739938" calcext:value-type="float">
            <text:p>0,009</text:p>
          </table:table-cell>
          <table:table-cell table:formula="of:=SMALL([.B6:.G6];2)" office:value-type="float" office:value="0.03099238" calcext:value-type="float">
            <text:p>0,031</text:p>
          </table:table-cell>
          <table:table-cell table:formula="of:=SMALL([.B6:.G6];3)" office:value-type="float" office:value="0.05419246" calcext:value-type="float">
            <text:p>0,054</text:p>
          </table:table-cell>
        </table:table-row>
        <table:table-row table:style-name="ro1">
          <table:covered-table-cell table:style-name="Default"/>
          <table:table-cell table:style-name="ce3" office:value-type="float" office:value="0.00209933541769199" calcext:value-type="float">
            <text:p>0,002</text:p>
          </table:table-cell>
          <table:table-cell office:value-type="float" office:value="0.033885581734397" calcext:value-type="float">
            <text:p>0,03</text:p>
          </table:table-cell>
          <table:table-cell office:value-type="float" office:value="0.0477897338886962" calcext:value-type="float">
            <text:p>0,05</text:p>
          </table:table-cell>
          <table:table-cell office:value-type="float" office:value="0.0132081428808141" calcext:value-type="float">
            <text:p>0,01</text:p>
          </table:table-cell>
          <table:table-cell office:value-type="float" office:value="0.0237939192492536" calcext:value-type="float">
            <text:p>0,02</text:p>
          </table:table-cell>
          <table:table-cell office:value-type="float" office:value="0.00917444388415996" calcext:value-type="float">
            <text:p>0,009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1000</text:p>
          </table:table-cell>
          <table:table-cell table:style-name="ce62" office:value-type="float" office:value="0.05150402" calcext:value-type="float">
            <text:p>0,05</text:p>
          </table:table-cell>
          <table:table-cell table:style-name="ce62" office:value-type="float" office:value="0.4811994" calcext:value-type="float">
            <text:p>0,48</text:p>
          </table:table-cell>
          <table:table-cell table:style-name="ce62" office:value-type="float" office:value="0.10709975" calcext:value-type="float">
            <text:p>0,11</text:p>
          </table:table-cell>
          <table:table-cell table:style-name="ce81" office:value-type="float" office:value="0.8622411" calcext:value-type="float">
            <text:p>0,862</text:p>
          </table:table-cell>
          <table:table-cell table:style-name="ce62" office:value-type="float" office:value="0.7343961" calcext:value-type="float">
            <text:p>0,73</text:p>
          </table:table-cell>
          <table:table-cell table:style-name="ce81" office:value-type="float" office:value="0.014967644" calcext:value-type="float">
            <text:p>0,015</text:p>
          </table:table-cell>
          <table:table-cell table:formula="of:=SMALL([.B8:.G8];1)" office:value-type="float" office:value="0.014967644" calcext:value-type="float">
            <text:p>0,015</text:p>
          </table:table-cell>
          <table:table-cell table:formula="of:=SMALL([.B8:.G8];2)" office:value-type="float" office:value="0.05150402" calcext:value-type="float">
            <text:p>0,052</text:p>
          </table:table-cell>
          <table:table-cell table:formula="of:=SMALL([.B8:.G8];3)" office:value-type="float" office:value="0.10709975" calcext:value-type="float">
            <text:p>0,107</text:p>
          </table:table-cell>
        </table:table-row>
        <table:table-row table:style-name="ro1">
          <table:covered-table-cell table:style-name="Default"/>
          <table:table-cell office:value-type="float" office:value="0.0120384373837139" calcext:value-type="float">
            <text:p>0,01</text:p>
          </table:table-cell>
          <table:table-cell office:value-type="float" office:value="0.0782542720932219" calcext:value-type="float">
            <text:p>0,08</text:p>
          </table:table-cell>
          <table:table-cell office:value-type="float" office:value="0.0175428347658667" calcext:value-type="float">
            <text:p>0,02</text:p>
          </table:table-cell>
          <table:table-cell table:style-name="ce3" office:value-type="float" office:value="0.00774432892444528" calcext:value-type="float">
            <text:p>0,008</text:p>
          </table:table-cell>
          <table:table-cell office:value-type="float" office:value="0.0277161345048331" calcext:value-type="float">
            <text:p>0,03</text:p>
          </table:table-cell>
          <table:table-cell office:value-type="float" office:value="0.00728438791104263" calcext:value-type="float">
            <text:p>0,007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C100</text:p>
          </table:table-cell>
          <table:table-cell table:style-name="ce63" office:value-type="float" office:value="0.022875727" calcext:value-type="float">
            <text:p>0,02</text:p>
          </table:table-cell>
          <table:table-cell table:style-name="ce63" office:value-type="float" office:value="0.04894009" calcext:value-type="float">
            <text:p>0,05</text:p>
          </table:table-cell>
          <table:table-cell table:style-name="ce7" office:value-type="float" office:value="0.013244203" calcext:value-type="float">
            <text:p>0,013</text:p>
          </table:table-cell>
          <table:table-cell table:style-name="ce63" office:value-type="float" office:value="0.5375951" calcext:value-type="float">
            <text:p>0,54</text:p>
          </table:table-cell>
          <table:table-cell table:style-name="ce63" office:value-type="float" office:value="0.1701687" calcext:value-type="float">
            <text:p>0,17</text:p>
          </table:table-cell>
          <table:table-cell table:style-name="ce7" office:value-type="float" office:value="0.03648357" calcext:value-type="float">
            <text:p>0,036</text:p>
          </table:table-cell>
          <table:table-cell table:formula="of:=SMALL([.B10:.G10];1)" office:value-type="float" office:value="0.013244203" calcext:value-type="float">
            <text:p>0,013</text:p>
          </table:table-cell>
          <table:table-cell table:formula="of:=SMALL([.B10:.G10];2)" office:value-type="float" office:value="0.022875727" calcext:value-type="float">
            <text:p>0,023</text:p>
          </table:table-cell>
          <table:table-cell table:formula="of:=SMALL([.B10:.G10];3)" office:value-type="float" office:value="0.03648357" calcext:value-type="float">
            <text:p>0,036</text:p>
          </table:table-cell>
        </table:table-row>
        <table:table-row table:style-name="ro1">
          <table:covered-table-cell table:style-name="Default"/>
          <table:table-cell office:value-type="float" office:value="0.00986010559837779" calcext:value-type="float">
            <text:p>0,01</text:p>
          </table:table-cell>
          <table:table-cell office:value-type="float" office:value="0.0144854228553018" calcext:value-type="float">
            <text:p>0,01</text:p>
          </table:table-cell>
          <table:table-cell table:style-name="ce3" office:value-type="float" office:value="0.00408671783891193" calcext:value-type="float">
            <text:p>0,004</text:p>
          </table:table-cell>
          <table:table-cell office:value-type="float" office:value="0.0830756685900872" calcext:value-type="float">
            <text:p>0,08</text:p>
          </table:table-cell>
          <table:table-cell office:value-type="float" office:value="0.0221738387477225" calcext:value-type="float">
            <text:p>0,02</text:p>
          </table:table-cell>
          <table:table-cell office:value-type="float" office:value="0.00854156483579561" calcext:value-type="float">
            <text:p>0,009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C200</text:p>
          </table:table-cell>
          <table:table-cell table:style-name="ce65" office:value-type="float" office:value="0.0234035" calcext:value-type="float">
            <text:p>0,023</text:p>
          </table:table-cell>
          <table:table-cell table:style-name="ce77" office:value-type="float" office:value="0.10717274" calcext:value-type="float">
            <text:p>0,11</text:p>
          </table:table-cell>
          <table:table-cell table:style-name="ce65" office:value-type="float" office:value="0.013239407" calcext:value-type="float">
            <text:p>0,013</text:p>
          </table:table-cell>
          <table:table-cell table:style-name="ce77" office:value-type="float" office:value="0.7395329" calcext:value-type="float">
            <text:p>0,74</text:p>
          </table:table-cell>
          <table:table-cell table:style-name="ce77" office:value-type="float" office:value="0.5803737" calcext:value-type="float">
            <text:p>0,58</text:p>
          </table:table-cell>
          <table:table-cell table:style-name="ce65" office:value-type="float" office:value="0.02127089" calcext:value-type="float">
            <text:p>0,021</text:p>
          </table:table-cell>
          <table:table-cell table:formula="of:=SMALL([.B12:.G12];1)" office:value-type="float" office:value="0.013239407" calcext:value-type="float">
            <text:p>0,013</text:p>
          </table:table-cell>
          <table:table-cell table:formula="of:=SMALL([.B12:.G12];2)" office:value-type="float" office:value="0.02127089" calcext:value-type="float">
            <text:p>0,021</text:p>
          </table:table-cell>
          <table:table-cell table:formula="of:=SMALL([.B12:.G12];3)" office:value-type="float" office:value="0.0234035" calcext:value-type="float">
            <text:p>0,023</text:p>
          </table:table-cell>
        </table:table-row>
        <table:table-row table:style-name="ro1">
          <table:covered-table-cell table:style-name="Default"/>
          <table:table-cell table:style-name="ce3" office:value-type="float" office:value="0.00282214301551144" calcext:value-type="float">
            <text:p>0,003</text:p>
          </table:table-cell>
          <table:table-cell office:value-type="float" office:value="0.0357524712985886" calcext:value-type="float">
            <text:p>0,04</text:p>
          </table:table-cell>
          <table:table-cell table:style-name="ce3" office:value-type="float" office:value="0.0080049534064391" calcext:value-type="float">
            <text:p>0,008</text:p>
          </table:table-cell>
          <table:table-cell office:value-type="float" office:value="0.00986140290678765" calcext:value-type="float">
            <text:p>0,01</text:p>
          </table:table-cell>
          <table:table-cell office:value-type="float" office:value="0.046090486671438" calcext:value-type="float">
            <text:p>0,05</text:p>
          </table:table-cell>
          <table:table-cell office:value-type="float" office:value="0.00522026148970528" calcext:value-type="float">
            <text:p>0,005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C500</text:p>
          </table:table-cell>
          <table:table-cell table:style-name="ce67" office:value-type="float" office:value="0.10739481" calcext:value-type="float">
            <text:p>0,11</text:p>
          </table:table-cell>
          <table:table-cell table:style-name="ce67" office:value-type="float" office:value="0.3938074" calcext:value-type="float">
            <text:p>0,39</text:p>
          </table:table-cell>
          <table:table-cell table:style-name="ce67" office:value-type="float" office:value="0.3405215" calcext:value-type="float">
            <text:p>0,34</text:p>
          </table:table-cell>
          <table:table-cell table:style-name="ce67" office:value-type="float" office:value="0.8222885" calcext:value-type="float">
            <text:p>0,82</text:p>
          </table:table-cell>
          <table:table-cell table:style-name="ce67" office:value-type="float" office:value="0.8013108" calcext:value-type="float">
            <text:p>0,80</text:p>
          </table:table-cell>
          <table:table-cell table:style-name="ce82" office:value-type="float" office:value="0.015790333" calcext:value-type="float">
            <text:p>0,016</text:p>
          </table:table-cell>
          <table:table-cell table:formula="of:=SMALL([.B14:.G14];1)" office:value-type="float" office:value="0.015790333" calcext:value-type="float">
            <text:p>0,016</text:p>
          </table:table-cell>
          <table:table-cell table:formula="of:=SMALL([.B14:.G14];2)" office:value-type="float" office:value="0.10739481" calcext:value-type="float">
            <text:p>0,107</text:p>
          </table:table-cell>
          <table:table-cell table:formula="of:=SMALL([.B14:.G14];3)" office:value-type="float" office:value="0.3405215" calcext:value-type="float">
            <text:p>0,341</text:p>
          </table:table-cell>
        </table:table-row>
        <table:table-row table:style-name="ro1">
          <table:covered-table-cell table:style-name="Default"/>
          <table:table-cell office:value-type="float" office:value="0.019714962212718" calcext:value-type="float">
            <text:p>0,02</text:p>
          </table:table-cell>
          <table:table-cell office:value-type="float" office:value="0.0502582777723232" calcext:value-type="float">
            <text:p>0,05</text:p>
          </table:table-cell>
          <table:table-cell office:value-type="float" office:value="0.0420349502087251" calcext:value-type="float">
            <text:p>0,04</text:p>
          </table:table-cell>
          <table:table-cell office:value-type="float" office:value="0.0134571972360518" calcext:value-type="float">
            <text:p>0,01</text:p>
          </table:table-cell>
          <table:table-cell office:value-type="float" office:value="0.0229412774788153" calcext:value-type="float">
            <text:p>0,02</text:p>
          </table:table-cell>
          <table:table-cell office:value-type="float" office:value="0.00516090715553002" calcext:value-type="float">
            <text:p>0,005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C1000</text:p>
          </table:table-cell>
          <table:table-cell table:style-name="ce68" office:value-type="float" office:value="0.2500663" calcext:value-type="float">
            <text:p>0,25</text:p>
          </table:table-cell>
          <table:table-cell table:style-name="ce68" office:value-type="float" office:value="0.5480219" calcext:value-type="float">
            <text:p>0,55</text:p>
          </table:table-cell>
          <table:table-cell table:style-name="ce68" office:value-type="float" office:value="0.411754" calcext:value-type="float">
            <text:p>0,41</text:p>
          </table:table-cell>
          <table:table-cell table:style-name="ce68" office:value-type="float" office:value="0.8450631" calcext:value-type="float">
            <text:p>0,85</text:p>
          </table:table-cell>
          <table:table-cell table:style-name="ce68" office:value-type="float" office:value="0.8432234" calcext:value-type="float">
            <text:p>0,84</text:p>
          </table:table-cell>
          <table:table-cell table:style-name="ce68" office:value-type="float" office:value="0.03940484" calcext:value-type="float">
            <text:p>0,04</text:p>
          </table:table-cell>
          <table:table-cell table:formula="of:=SMALL([.B16:.G16];1)" office:value-type="float" office:value="0.03940484" calcext:value-type="float">
            <text:p>0,039</text:p>
          </table:table-cell>
          <table:table-cell table:formula="of:=SMALL([.B16:.G16];2)" office:value-type="float" office:value="0.2500663" calcext:value-type="float">
            <text:p>0,250</text:p>
          </table:table-cell>
          <table:table-cell table:formula="of:=SMALL([.B16:.G16];3)" office:value-type="float" office:value="0.411754" calcext:value-type="float">
            <text:p>0,412</text:p>
          </table:table-cell>
        </table:table-row>
        <table:table-row table:style-name="ro1">
          <table:covered-table-cell table:style-name="Default"/>
          <table:table-cell office:value-type="float" office:value="0.0174046532171715" calcext:value-type="float">
            <text:p>0,02</text:p>
          </table:table-cell>
          <table:table-cell office:value-type="float" office:value="0.0598328487980474" calcext:value-type="float">
            <text:p>0,06</text:p>
          </table:table-cell>
          <table:table-cell office:value-type="float" office:value="0.0402278394174979" calcext:value-type="float">
            <text:p>0,04</text:p>
          </table:table-cell>
          <table:table-cell office:value-type="float" office:value="0.0100441169492395" calcext:value-type="float">
            <text:p>0,01</text:p>
          </table:table-cell>
          <table:table-cell office:value-type="float" office:value="0.0151757044133048" calcext:value-type="float">
            <text:p>0,02</text:p>
          </table:table-cell>
          <table:table-cell table:style-name="ce19" office:value-type="float" office:value="0.0117991495643712" calcext:value-type="float">
            <text:p>0,01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CD100</text:p>
          </table:table-cell>
          <table:table-cell table:style-name="ce69" office:value-type="float" office:value="0.0830336" calcext:value-type="float">
            <text:p>0,08</text:p>
          </table:table-cell>
          <table:table-cell table:style-name="ce69" office:value-type="float" office:value="0.12596609" calcext:value-type="float">
            <text:p>0,13</text:p>
          </table:table-cell>
          <table:table-cell table:style-name="ce69" office:value-type="float" office:value="0.195508" calcext:value-type="float">
            <text:p>0,20</text:p>
          </table:table-cell>
          <table:table-cell table:style-name="ce69" office:value-type="float" office:value="0.5588061" calcext:value-type="float">
            <text:p>0,56</text:p>
          </table:table-cell>
          <table:table-cell table:style-name="ce69" office:value-type="float" office:value="0.2871337" calcext:value-type="float">
            <text:p>0,29</text:p>
          </table:table-cell>
          <table:table-cell table:style-name="ce69" office:value-type="float" office:value="0.05498643" calcext:value-type="float">
            <text:p>0,05</text:p>
          </table:table-cell>
          <table:table-cell table:formula="of:=SMALL([.B18:.G18];1)" office:value-type="float" office:value="0.05498643" calcext:value-type="float">
            <text:p>0,055</text:p>
          </table:table-cell>
          <table:table-cell table:formula="of:=SMALL([.B18:.G18];2)" office:value-type="float" office:value="0.0830336" calcext:value-type="float">
            <text:p>0,083</text:p>
          </table:table-cell>
          <table:table-cell table:formula="of:=SMALL([.B18:.G18];3)" office:value-type="float" office:value="0.12596609" calcext:value-type="float">
            <text:p>0,126</text:p>
          </table:table-cell>
        </table:table-row>
        <table:table-row table:style-name="ro1">
          <table:covered-table-cell table:style-name="Default"/>
          <table:table-cell office:value-type="float" office:value="0.0231849977997842" calcext:value-type="float">
            <text:p>0,02</text:p>
          </table:table-cell>
          <table:table-cell office:value-type="float" office:value="0.0454333880934814" calcext:value-type="float">
            <text:p>0,05</text:p>
          </table:table-cell>
          <table:table-cell office:value-type="float" office:value="0.0254548423801838" calcext:value-type="float">
            <text:p>0,03</text:p>
          </table:table-cell>
          <table:table-cell office:value-type="float" office:value="0.0378835890022316" calcext:value-type="float">
            <text:p>0,04</text:p>
          </table:table-cell>
          <table:table-cell office:value-type="float" office:value="0.0417077333214118" calcext:value-type="float">
            <text:p>0,04</text:p>
          </table:table-cell>
          <table:table-cell table:style-name="ce19" office:value-type="float" office:value="0.0127239181015951" calcext:value-type="float">
            <text:p>0,01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CD200</text:p>
          </table:table-cell>
          <table:table-cell table:style-name="ce70" office:value-type="float" office:value="0.1680303" calcext:value-type="float">
            <text:p>0,17</text:p>
          </table:table-cell>
          <table:table-cell table:style-name="ce70" office:value-type="float" office:value="0.2649318" calcext:value-type="float">
            <text:p>0,26</text:p>
          </table:table-cell>
          <table:table-cell table:style-name="ce70" office:value-type="float" office:value="0.3746932" calcext:value-type="float">
            <text:p>0,37</text:p>
          </table:table-cell>
          <table:table-cell table:style-name="ce70" office:value-type="float" office:value="0.713501" calcext:value-type="float">
            <text:p>0,71</text:p>
          </table:table-cell>
          <table:table-cell table:style-name="ce70" office:value-type="float" office:value="0.7039087" calcext:value-type="float">
            <text:p>0,70</text:p>
          </table:table-cell>
          <table:table-cell table:style-name="ce83" office:value-type="float" office:value="0.03138707" calcext:value-type="float">
            <text:p>0,031</text:p>
          </table:table-cell>
          <table:table-cell table:formula="of:=SMALL([.B20:.G20];1)" office:value-type="float" office:value="0.03138707" calcext:value-type="float">
            <text:p>0,031</text:p>
          </table:table-cell>
          <table:table-cell table:formula="of:=SMALL([.B20:.G20];2)" office:value-type="float" office:value="0.1680303" calcext:value-type="float">
            <text:p>0,168</text:p>
          </table:table-cell>
          <table:table-cell table:formula="of:=SMALL([.B20:.G20];3)" office:value-type="float" office:value="0.2649318" calcext:value-type="float">
            <text:p>0,265</text:p>
          </table:table-cell>
        </table:table-row>
        <table:table-row table:style-name="ro1">
          <table:covered-table-cell table:style-name="Default"/>
          <table:table-cell office:value-type="float" office:value="0.0295855637973996" calcext:value-type="float">
            <text:p>0,03</text:p>
          </table:table-cell>
          <table:table-cell office:value-type="float" office:value="0.0807249489981877" calcext:value-type="float">
            <text:p>0,08</text:p>
          </table:table-cell>
          <table:table-cell office:value-type="float" office:value="0.0519370214660024" calcext:value-type="float">
            <text:p>0,05</text:p>
          </table:table-cell>
          <table:table-cell office:value-type="float" office:value="0.0127107070928411" calcext:value-type="float">
            <text:p>0,01</text:p>
          </table:table-cell>
          <table:table-cell office:value-type="float" office:value="0.021922988496325" calcext:value-type="float">
            <text:p>0,02</text:p>
          </table:table-cell>
          <table:table-cell office:value-type="float" office:value="0.00938660794558396" calcext:value-type="float">
            <text:p>0,009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CD500</text:p>
          </table:table-cell>
          <table:table-cell table:style-name="ce71" office:value-type="float" office:value="0.3033307" calcext:value-type="float">
            <text:p>0,30</text:p>
          </table:table-cell>
          <table:table-cell table:style-name="ce71" office:value-type="float" office:value="0.4212245" calcext:value-type="float">
            <text:p>0,42</text:p>
          </table:table-cell>
          <table:table-cell table:style-name="ce71" office:value-type="float" office:value="0.5775779" calcext:value-type="float">
            <text:p>0,58</text:p>
          </table:table-cell>
          <table:table-cell table:style-name="ce71" office:value-type="float" office:value="0.7832615" calcext:value-type="float">
            <text:p>0,78</text:p>
          </table:table-cell>
          <table:table-cell table:style-name="ce71" office:value-type="float" office:value="0.8007863" calcext:value-type="float">
            <text:p>0,80</text:p>
          </table:table-cell>
          <table:table-cell table:style-name="ce71" office:value-type="float" office:value="0.07381419" calcext:value-type="float">
            <text:p>0,07</text:p>
          </table:table-cell>
          <table:table-cell table:formula="of:=SMALL([.B22:.G22];1)" office:value-type="float" office:value="0.07381419" calcext:value-type="float">
            <text:p>0,074</text:p>
          </table:table-cell>
          <table:table-cell table:formula="of:=SMALL([.B22:.G22];2)" office:value-type="float" office:value="0.3033307" calcext:value-type="float">
            <text:p>0,303</text:p>
          </table:table-cell>
          <table:table-cell table:formula="of:=SMALL([.B22:.G22];3)" office:value-type="float" office:value="0.4212245" calcext:value-type="float">
            <text:p>0,421</text:p>
          </table:table-cell>
        </table:table-row>
        <table:table-row table:style-name="ro1">
          <table:covered-table-cell table:style-name="Default"/>
          <table:table-cell office:value-type="float" office:value="0.0632177176162664" calcext:value-type="float">
            <text:p>0,06</text:p>
          </table:table-cell>
          <table:table-cell office:value-type="float" office:value="0.0420415182914461" calcext:value-type="float">
            <text:p>0,04</text:p>
          </table:table-cell>
          <table:table-cell office:value-type="float" office:value="0.0661999471955228" calcext:value-type="float">
            <text:p>0,07</text:p>
          </table:table-cell>
          <table:table-cell office:value-type="float" office:value="0.0117526113119596" calcext:value-type="float">
            <text:p>0,01</text:p>
          </table:table-cell>
          <table:table-cell office:value-type="float" office:value="0.0261948236415136" calcext:value-type="float">
            <text:p>0,03</text:p>
          </table:table-cell>
          <table:table-cell table:style-name="ce19" office:value-type="float" office:value="0.0688879892567558" calcext:value-type="float">
            <text:p>0,07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CD1000</text:p>
          </table:table-cell>
          <table:table-cell table:style-name="ce72" office:value-type="float" office:value="0.3326556" calcext:value-type="float">
            <text:p>0,33</text:p>
          </table:table-cell>
          <table:table-cell table:style-name="ce64" office:value-type="float" office:value="0.5139561" calcext:value-type="float">
            <text:p>0,5</text:p>
          </table:table-cell>
          <table:table-cell table:style-name="ce64" office:value-type="float" office:value="0.5624185" calcext:value-type="float">
            <text:p>0,6</text:p>
          </table:table-cell>
          <table:table-cell table:style-name="ce72" office:value-type="float" office:value="0.7802759" calcext:value-type="float">
            <text:p>0,78</text:p>
          </table:table-cell>
          <table:table-cell table:style-name="ce72" office:value-type="float" office:value="0.8175928" calcext:value-type="float">
            <text:p>0,82</text:p>
          </table:table-cell>
          <table:table-cell table:style-name="ce64" office:value-type="float" office:value="0.16389502" calcext:value-type="float">
            <text:p>0,2</text:p>
          </table:table-cell>
          <table:table-cell table:formula="of:=SMALL([.B24:.G24];1)" office:value-type="float" office:value="0.16389502" calcext:value-type="float">
            <text:p>0,164</text:p>
          </table:table-cell>
          <table:table-cell table:formula="of:=SMALL([.B24:.G24];2)" office:value-type="float" office:value="0.3326556" calcext:value-type="float">
            <text:p>0,333</text:p>
          </table:table-cell>
          <table:table-cell table:formula="of:=SMALL([.B24:.G24];3)" office:value-type="float" office:value="0.5139561" calcext:value-type="float">
            <text:p>0,514</text:p>
          </table:table-cell>
        </table:table-row>
        <table:table-row table:style-name="ro1">
          <table:covered-table-cell table:style-name="Default"/>
          <table:table-cell office:value-type="float" office:value="0.0240430722462833" calcext:value-type="float">
            <text:p>0,02</text:p>
          </table:table-cell>
          <table:table-cell table:style-name="ce39" office:value-type="float" office:value="0.121123289376115" calcext:value-type="float">
            <text:p>0,1</text:p>
          </table:table-cell>
          <table:table-cell table:style-name="ce39" office:value-type="float" office:value="0.125670091164326" calcext:value-type="float">
            <text:p>0,1</text:p>
          </table:table-cell>
          <table:table-cell office:value-type="float" office:value="0.0175772600165669" calcext:value-type="float">
            <text:p>0,02</text:p>
          </table:table-cell>
          <table:table-cell office:value-type="float" office:value="0.018529866711879" calcext:value-type="float">
            <text:p>0,02</text:p>
          </table:table-cell>
          <table:table-cell table:style-name="ce39" office:value-type="float" office:value="0.169582804413943" calcext:value-type="float">
            <text:p>0,2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All intances</text:p>
          </table:table-cell>
          <table:table-cell table:style-name="ce73" office:value-type="float" office:value="0.115080442" calcext:value-type="float">
            <text:p>0,1</text:p>
          </table:table-cell>
          <table:table-cell table:style-name="ce73" office:value-type="float" office:value="0.256979412166667" calcext:value-type="float">
            <text:p>0,3</text:p>
          </table:table-cell>
          <table:table-cell table:style-name="ce73" office:value-type="float" office:value="0.222115631166667" calcext:value-type="float">
            <text:p>0,2</text:p>
          </table:table-cell>
          <table:table-cell table:style-name="ce73" office:value-type="float" office:value="0.727101575" calcext:value-type="float">
            <text:p>0,7</text:p>
          </table:table-cell>
          <table:table-cell table:style-name="ce73" office:value-type="float" office:value="0.589999825" calcext:value-type="float">
            <text:p>0,6</text:p>
          </table:table-cell>
          <table:table-cell table:style-name="ce84" office:value-type="float" office:value="0.0440478530833333" calcext:value-type="float">
            <text:p>0,04</text:p>
          </table:table-cell>
          <table:table-cell table:formula="of:=SMALL([.B26:.G26];1)" office:value-type="float" office:value="0.0440478530833333" calcext:value-type="float">
            <text:p>0,044</text:p>
          </table:table-cell>
          <table:table-cell table:formula="of:=SMALL([.B26:.G26];2)" office:value-type="float" office:value="0.115080442" calcext:value-type="float">
            <text:p>0,115</text:p>
          </table:table-cell>
          <table:table-cell table:formula="of:=SMALL([.B26:.G26];3)" office:value-type="float" office:value="0.222115631166667" calcext:value-type="float">
            <text:p>0,222</text:p>
          </table:table-cell>
        </table:table-row>
        <table:table-row table:style-name="ro1">
          <table:covered-table-cell table:style-name="Default"/>
          <table:table-cell table:style-name="ce39" office:value-type="float" office:value="0.116960104474125" calcext:value-type="float">
            <text:p>0,1</text:p>
          </table:table-cell>
          <table:table-cell table:style-name="ce39" office:value-type="float" office:value="0.202780046434597" calcext:value-type="float">
            <text:p>0,2</text:p>
          </table:table-cell>
          <table:table-cell table:style-name="ce39" office:value-type="float" office:value="0.21727112643443" calcext:value-type="float">
            <text:p>0,2</text:p>
          </table:table-cell>
          <table:table-cell table:style-name="ce39" office:value-type="float" office:value="0.126257516490548" calcext:value-type="float">
            <text:p>0,1</text:p>
          </table:table-cell>
          <table:table-cell table:style-name="ce39" office:value-type="float" office:value="0.237582390721502" calcext:value-type="float">
            <text:p>0,2</text:p>
          </table:table-cell>
          <table:table-cell table:style-name="ce19" office:value-type="float" office:value="0.0665660891447372" calcext:value-type="float">
            <text:p>0,07</text:p>
          </table:table-cell>
          <table:table-cell table:number-columns-repeated="3"/>
        </table:table-row>
        <table:table-row table:style-name="ro1">
          <table:table-cell table:number-columns-spanned="1" table:number-rows-spanned="2"/>
          <table:table-cell table:style-name="Default" table:number-columns-repeated="9"/>
        </table:table-row>
        <table:table-row table:style-name="ro1">
          <table:covered-table-cell table:style-name="Default"/>
          <table:table-cell table:style-name="Default" table:number-columns-repeated="9"/>
        </table:table-row>
        <table:table-row table:style-name="ro1">
          <table:table-cell table:number-columns-spanned="1" table:number-rows-spanned="2"/>
          <table:table-cell table:style-name="Default" table:number-columns-repeated="9"/>
        </table:table-row>
        <table:table-row table:style-name="ro1">
          <table:covered-table-cell table:style-name="Default"/>
          <table:table-cell table:style-name="Default" table:number-columns-repeated="9"/>
        </table:table-row>
        <calcext:conditional-formats>
          <calcext:conditional-format calcext:target-range-address="'IGD+'.B2:'IGD+'.G2">
            <calcext:condition calcext:apply-style-name="Accent 1" calcext:value="=[$'IGD+'.$H$2]" calcext:base-cell-address="'IGD+'.B2"/>
            <calcext:condition calcext:apply-style-name="Accent 2" calcext:value="=[$'IGD+'.$I$2]" calcext:base-cell-address="'IGD+'.B2"/>
            <calcext:condition calcext:apply-style-name="Accent 3" calcext:value="=[$'IGD+'.$J$2]" calcext:base-cell-address="'IGD+'.B2"/>
          </calcext:conditional-format>
          <calcext:conditional-format calcext:target-range-address="'IGD+'.B4:'IGD+'.G4">
            <calcext:condition calcext:apply-style-name="Accent 1" calcext:value="=[$'IGD+'.$H$4]" calcext:base-cell-address="'IGD+'.B4"/>
            <calcext:condition calcext:apply-style-name="Accent 2" calcext:value="=[$'IGD+'.$I$4]" calcext:base-cell-address="'IGD+'.B4"/>
            <calcext:condition calcext:apply-style-name="Accent 3" calcext:value="=[$'IGD+'.$J$4]" calcext:base-cell-address="'IGD+'.B4"/>
          </calcext:conditional-format>
          <calcext:conditional-format calcext:target-range-address="'IGD+'.B6:'IGD+'.G6">
            <calcext:condition calcext:apply-style-name="Accent 1" calcext:value="=[$'IGD+'.$H$6]" calcext:base-cell-address="'IGD+'.B6"/>
            <calcext:condition calcext:apply-style-name="Accent 2" calcext:value="=[$'IGD+'.$I$6]" calcext:base-cell-address="'IGD+'.B6"/>
            <calcext:condition calcext:apply-style-name="Accent 3" calcext:value="=[$'IGD+'.$J$6]" calcext:base-cell-address="'IGD+'.B6"/>
          </calcext:conditional-format>
          <calcext:conditional-format calcext:target-range-address="'IGD+'.B8:'IGD+'.G8">
            <calcext:condition calcext:apply-style-name="Accent 1" calcext:value="=[$'IGD+'.$H$8]" calcext:base-cell-address="'IGD+'.B8"/>
            <calcext:condition calcext:apply-style-name="Accent 2" calcext:value="=[$'IGD+'.$I$8]" calcext:base-cell-address="'IGD+'.B8"/>
            <calcext:condition calcext:apply-style-name="Accent 3" calcext:value="=[$'IGD+'.$J$8]" calcext:base-cell-address="'IGD+'.B8"/>
          </calcext:conditional-format>
          <calcext:conditional-format calcext:target-range-address="'IGD+'.B10:'IGD+'.G10">
            <calcext:condition calcext:apply-style-name="Accent 1" calcext:value="=[$'IGD+'.$H$10]" calcext:base-cell-address="'IGD+'.B10"/>
            <calcext:condition calcext:apply-style-name="Accent 2" calcext:value="=[$'IGD+'.$I$10]" calcext:base-cell-address="'IGD+'.B10"/>
            <calcext:condition calcext:apply-style-name="Accent 3" calcext:value="=[$'IGD+'.$J$10]" calcext:base-cell-address="'IGD+'.B10"/>
          </calcext:conditional-format>
          <calcext:conditional-format calcext:target-range-address="'IGD+'.B12:'IGD+'.G12">
            <calcext:condition calcext:apply-style-name="Accent 1" calcext:value="=[$'IGD+'.$H$12]" calcext:base-cell-address="'IGD+'.B12"/>
            <calcext:condition calcext:apply-style-name="Accent 2" calcext:value="=[$'IGD+'.$I$12]" calcext:base-cell-address="'IGD+'.B12"/>
            <calcext:condition calcext:apply-style-name="Accent 3" calcext:value="=[$'IGD+'.$J$12]" calcext:base-cell-address="'IGD+'.B12"/>
          </calcext:conditional-format>
          <calcext:conditional-format calcext:target-range-address="'IGD+'.B14:'IGD+'.G14">
            <calcext:condition calcext:apply-style-name="Accent 1" calcext:value="=[$'IGD+'.$H$14]" calcext:base-cell-address="'IGD+'.B14"/>
            <calcext:condition calcext:apply-style-name="Accent 2" calcext:value="=[$'IGD+'.$I$14]" calcext:base-cell-address="'IGD+'.B14"/>
            <calcext:condition calcext:apply-style-name="Accent 3" calcext:value="=[$'IGD+'.$J$14]" calcext:base-cell-address="'IGD+'.B14"/>
          </calcext:conditional-format>
          <calcext:conditional-format calcext:target-range-address="'IGD+'.B16:'IGD+'.G16">
            <calcext:condition calcext:apply-style-name="Accent 1" calcext:value="=[$'IGD+'.$H$16]" calcext:base-cell-address="'IGD+'.B16"/>
            <calcext:condition calcext:apply-style-name="Accent 2" calcext:value="=[$'IGD+'.$I$16]" calcext:base-cell-address="'IGD+'.B16"/>
            <calcext:condition calcext:apply-style-name="Accent 3" calcext:value="=[$'IGD+'.$J$16]" calcext:base-cell-address="'IGD+'.B16"/>
          </calcext:conditional-format>
          <calcext:conditional-format calcext:target-range-address="'IGD+'.B18:'IGD+'.G18">
            <calcext:condition calcext:apply-style-name="Accent 1" calcext:value="=[$'IGD+'.$H$18]" calcext:base-cell-address="'IGD+'.B18"/>
            <calcext:condition calcext:apply-style-name="Accent 2" calcext:value="=[$'IGD+'.$I$18]" calcext:base-cell-address="'IGD+'.B18"/>
            <calcext:condition calcext:apply-style-name="Accent 3" calcext:value="=[$'IGD+'.$J$18]" calcext:base-cell-address="'IGD+'.B18"/>
          </calcext:conditional-format>
          <calcext:conditional-format calcext:target-range-address="'IGD+'.B20:'IGD+'.G20">
            <calcext:condition calcext:apply-style-name="Accent 1" calcext:value="=[$'IGD+'.$H$20]" calcext:base-cell-address="'IGD+'.B20"/>
            <calcext:condition calcext:apply-style-name="Accent 2" calcext:value="=[$'IGD+'.$I$20]" calcext:base-cell-address="'IGD+'.B20"/>
            <calcext:condition calcext:apply-style-name="Accent 3" calcext:value="=[$'IGD+'.$J$20]" calcext:base-cell-address="'IGD+'.B20"/>
          </calcext:conditional-format>
          <calcext:conditional-format calcext:target-range-address="'IGD+'.B22:'IGD+'.G22">
            <calcext:condition calcext:apply-style-name="Accent 1" calcext:value="=[$'IGD+'.$H$22]" calcext:base-cell-address="'IGD+'.B22"/>
            <calcext:condition calcext:apply-style-name="Accent 2" calcext:value="=[$'IGD+'.$I$22]" calcext:base-cell-address="'IGD+'.B22"/>
            <calcext:condition calcext:apply-style-name="Accent 3" calcext:value="=[$'IGD+'.$J$22]" calcext:base-cell-address="'IGD+'.B22"/>
          </calcext:conditional-format>
          <calcext:conditional-format calcext:target-range-address="'IGD+'.B24:'IGD+'.G24">
            <calcext:condition calcext:apply-style-name="Accent 1" calcext:value="=[$'IGD+'.$H$24]" calcext:base-cell-address="'IGD+'.B24"/>
            <calcext:condition calcext:apply-style-name="Accent 2" calcext:value="=[$'IGD+'.$I$24]" calcext:base-cell-address="'IGD+'.B24"/>
            <calcext:condition calcext:apply-style-name="Accent 3" calcext:value="=[$'IGD+'.$J$24]" calcext:base-cell-address="'IGD+'.B24"/>
          </calcext:conditional-format>
          <calcext:conditional-format calcext:target-range-address="'IGD+'.B26:'IGD+'.G26">
            <calcext:condition calcext:apply-style-name="Accent 1" calcext:value="=[$'IGD+'.$H$26]" calcext:base-cell-address="'IGD+'.B26"/>
            <calcext:condition calcext:apply-style-name="Accent 2" calcext:value="=[$'IGD+'.$I$26]" calcext:base-cell-address="'IGD+'.B26"/>
            <calcext:condition calcext:apply-style-name="Accent 3" calcext:value="=[$'IGD+'.$J$26]" calcext:base-cell-address="'IGD+'.B26"/>
          </calcext:conditional-format>
        </calcext:conditional-formats>
      </table:table>
      <table:table table:name="Epsilon" table:style-name="ta1">
        <table:table-column table:style-name="co1" table:default-cell-style-name="ce1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3"/>
        <table:table-column table:style-name="co6" table:default-cell-style-name="ce3"/>
        <table:table-column table:style-name="co7" table:default-cell-style-name="ce19"/>
        <table:table-column table:style-name="co9" table:number-columns-repeated="3" table:default-cell-style-name="ce3"/>
        <table:table-row table:style-name="ro1">
          <table:table-cell table:style-name="Default" office:value-type="string" calcext:value-type="string">
            <text:p>Instance</text:p>
          </table:table-cell>
          <table:table-cell table:style-name="Default" office:value-type="string" calcext:value-type="string">
            <text:p>NSGA-II</text:p>
          </table:table-cell>
          <table:table-cell table:style-name="Default" office:value-type="string" calcext:value-type="string">
            <text:p>NSPSO</text:p>
          </table:table-cell>
          <table:table-cell table:style-name="Default" office:value-type="string" calcext:value-type="string">
            <text:p>MOEA/D-DE</text:p>
          </table:table-cell>
          <table:table-cell table:style-name="Default" office:value-type="string" calcext:value-type="string">
            <text:p>MHACO</text:p>
          </table:table-cell>
          <table:table-cell table:style-name="Default" office:value-type="string" calcext:value-type="string">
            <text:p>IHS</text:p>
          </table:table-cell>
          <table:table-cell table:style-name="Default" office:value-type="string" calcext:value-type="string">
            <text:p>NS-BRKGA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100</text:p>
          </table:table-cell>
          <table:table-cell table:style-name="ce85" office:value-type="float" office:value="0.8786273" calcext:value-type="float">
            <text:p>0,88</text:p>
          </table:table-cell>
          <table:table-cell table:style-name="ce85" office:value-type="float" office:value="0.885346" calcext:value-type="float">
            <text:p>0,89</text:p>
          </table:table-cell>
          <table:table-cell table:style-name="ce85" office:value-type="float" office:value="0.9060131" calcext:value-type="float">
            <text:p>0,91</text:p>
          </table:table-cell>
          <table:table-cell table:style-name="ce85" office:value-type="float" office:value="0.4352445" calcext:value-type="float">
            <text:p>0,44</text:p>
          </table:table-cell>
          <table:table-cell table:style-name="ce85" office:value-type="float" office:value="0.5352361" calcext:value-type="float">
            <text:p>0,54</text:p>
          </table:table-cell>
          <table:table-cell table:style-name="ce85" office:value-type="float" office:value="0.8672614" calcext:value-type="float">
            <text:p>0,87</text:p>
          </table:table-cell>
          <table:table-cell table:formula="of:=LARGE([.B2:.G2];1)" office:value-type="float" office:value="0.9060131" calcext:value-type="float">
            <text:p>0,906</text:p>
          </table:table-cell>
          <table:table-cell table:formula="of:=LARGE([.B2:.G2];2)" office:value-type="float" office:value="0.885346" calcext:value-type="float">
            <text:p>0,885</text:p>
          </table:table-cell>
          <table:table-cell table:formula="of:=LARGE([.B2:.G2];3)" office:value-type="float" office:value="0.8786273" calcext:value-type="float">
            <text:p>0,879</text:p>
          </table:table-cell>
        </table:table-row>
        <table:table-row table:style-name="ro1">
          <table:covered-table-cell table:style-name="Default"/>
          <table:table-cell office:value-type="float" office:value="0.0373691957688415" calcext:value-type="float">
            <text:p>0,04</text:p>
          </table:table-cell>
          <table:table-cell office:value-type="float" office:value="0.0863305338313161" calcext:value-type="float">
            <text:p>0,09</text:p>
          </table:table-cell>
          <table:table-cell office:value-type="float" office:value="0.0281411977408567" calcext:value-type="float">
            <text:p>0,03</text:p>
          </table:table-cell>
          <table:table-cell table:style-name="ce19" office:value-type="float" office:value="0.0280059453839716" calcext:value-type="float">
            <text:p>0,03</text:p>
          </table:table-cell>
          <table:table-cell table:style-name="ce19" office:value-type="float" office:value="0.0158379048516526" calcext:value-type="float">
            <text:p>0,02</text:p>
          </table:table-cell>
          <table:table-cell office:value-type="float" office:value="0.0617331289749677" calcext:value-type="float">
            <text:p>0,06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200</text:p>
          </table:table-cell>
          <table:table-cell table:style-name="ce86" office:value-type="float" office:value="0.9091434" calcext:value-type="float">
            <text:p>0,91</text:p>
          </table:table-cell>
          <table:table-cell table:style-name="ce86" office:value-type="float" office:value="0.7759082" calcext:value-type="float">
            <text:p>0,78</text:p>
          </table:table-cell>
          <table:table-cell table:style-name="ce86" office:value-type="float" office:value="0.9111227" calcext:value-type="float">
            <text:p>0,91</text:p>
          </table:table-cell>
          <table:table-cell table:style-name="ce103" office:value-type="float" office:value="0.37029" calcext:value-type="float">
            <text:p>0,370</text:p>
          </table:table-cell>
          <table:table-cell table:style-name="ce86" office:value-type="float" office:value="0.4227819" calcext:value-type="float">
            <text:p>0,42</text:p>
          </table:table-cell>
          <table:table-cell table:style-name="ce86" office:value-type="float" office:value="0.8993849" calcext:value-type="float">
            <text:p>0,90</text:p>
          </table:table-cell>
          <table:table-cell table:formula="of:=LARGE([.B4:.G4];1)" office:value-type="float" office:value="0.9111227" calcext:value-type="float">
            <text:p>0,911</text:p>
          </table:table-cell>
          <table:table-cell table:formula="of:=LARGE([.B4:.G4];2)" office:value-type="float" office:value="0.9091434" calcext:value-type="float">
            <text:p>0,909</text:p>
          </table:table-cell>
          <table:table-cell table:formula="of:=LARGE([.B4:.G4];3)" office:value-type="float" office:value="0.8993849" calcext:value-type="float">
            <text:p>0,899</text:p>
          </table:table-cell>
        </table:table-row>
        <table:table-row table:style-name="ro1">
          <table:covered-table-cell table:style-name="Default"/>
          <table:table-cell office:value-type="float" office:value="0.0253168955016211" calcext:value-type="float">
            <text:p>0,03</text:p>
          </table:table-cell>
          <table:table-cell office:value-type="float" office:value="0.0678196160027466" calcext:value-type="float">
            <text:p>0,07</text:p>
          </table:table-cell>
          <table:table-cell office:value-type="float" office:value="0.0321890041723878" calcext:value-type="float">
            <text:p>0,03</text:p>
          </table:table-cell>
          <table:table-cell office:value-type="float" office:value="0.00299987023052666" calcext:value-type="float">
            <text:p>0,003</text:p>
          </table:table-cell>
          <table:table-cell table:style-name="ce19" office:value-type="float" office:value="0.0109543603962075" calcext:value-type="float">
            <text:p>0,01</text:p>
          </table:table-cell>
          <table:table-cell office:value-type="float" office:value="0.0280279042507641" calcext:value-type="float">
            <text:p>0,03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500</text:p>
          </table:table-cell>
          <table:table-cell table:style-name="ce87" office:value-type="float" office:value="0.9324996" calcext:value-type="float">
            <text:p>0,93</text:p>
          </table:table-cell>
          <table:table-cell table:style-name="ce87" office:value-type="float" office:value="0.7292237" calcext:value-type="float">
            <text:p>0,73</text:p>
          </table:table-cell>
          <table:table-cell table:style-name="ce87" office:value-type="float" office:value="0.8374454" calcext:value-type="float">
            <text:p>0,84</text:p>
          </table:table-cell>
          <table:table-cell table:style-name="ce104" office:value-type="float" office:value="0.4882086" calcext:value-type="float">
            <text:p>0,488</text:p>
          </table:table-cell>
          <table:table-cell table:style-name="ce104" office:value-type="float" office:value="0.5149908" calcext:value-type="float">
            <text:p>0,515</text:p>
          </table:table-cell>
          <table:table-cell table:style-name="ce87" office:value-type="float" office:value="0.9322147" calcext:value-type="float">
            <text:p>0,93</text:p>
          </table:table-cell>
          <table:table-cell table:formula="of:=LARGE([.B6:.G6];1)" office:value-type="float" office:value="0.9324996" calcext:value-type="float">
            <text:p>0,932</text:p>
          </table:table-cell>
          <table:table-cell table:formula="of:=LARGE([.B6:.G6];2)" office:value-type="float" office:value="0.9322147" calcext:value-type="float">
            <text:p>0,932</text:p>
          </table:table-cell>
          <table:table-cell table:formula="of:=LARGE([.B6:.G6];3)" office:value-type="float" office:value="0.8374454" calcext:value-type="float">
            <text:p>0,837</text:p>
          </table:table-cell>
        </table:table-row>
        <table:table-row table:style-name="ro1">
          <table:covered-table-cell table:style-name="Default"/>
          <table:table-cell office:value-type="float" office:value="0.0141134711548931" calcext:value-type="float">
            <text:p>0,01</text:p>
          </table:table-cell>
          <table:table-cell office:value-type="float" office:value="0.0272308312140853" calcext:value-type="float">
            <text:p>0,03</text:p>
          </table:table-cell>
          <table:table-cell office:value-type="float" office:value="0.076356290206112" calcext:value-type="float">
            <text:p>0,08</text:p>
          </table:table-cell>
          <table:table-cell office:value-type="float" office:value="0.00210335071730798" calcext:value-type="float">
            <text:p>0,002</text:p>
          </table:table-cell>
          <table:table-cell office:value-type="float" office:value="0.00480800253327721" calcext:value-type="float">
            <text:p>0,005</text:p>
          </table:table-cell>
          <table:table-cell office:value-type="float" office:value="0.0153878855990679" calcext:value-type="float">
            <text:p>0,02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1000</text:p>
          </table:table-cell>
          <table:table-cell table:style-name="ce88" office:value-type="float" office:value="0.916536" calcext:value-type="float">
            <text:p>0,92</text:p>
          </table:table-cell>
          <table:table-cell table:style-name="ce88" office:value-type="float" office:value="0.6975795" calcext:value-type="float">
            <text:p>0,70</text:p>
          </table:table-cell>
          <table:table-cell table:style-name="ce88" office:value-type="float" office:value="0.861408" calcext:value-type="float">
            <text:p>0,86</text:p>
          </table:table-cell>
          <table:table-cell table:style-name="ce105" office:value-type="float" office:value="0.6275406" calcext:value-type="float">
            <text:p>0,628</text:p>
          </table:table-cell>
          <table:table-cell table:style-name="ce105" office:value-type="float" office:value="0.6473344" calcext:value-type="float">
            <text:p>0,647</text:p>
          </table:table-cell>
          <table:table-cell table:style-name="ce88" office:value-type="float" office:value="0.9339801" calcext:value-type="float">
            <text:p>0,93</text:p>
          </table:table-cell>
          <table:table-cell table:formula="of:=LARGE([.B8:.G8];1)" office:value-type="float" office:value="0.9339801" calcext:value-type="float">
            <text:p>0,934</text:p>
          </table:table-cell>
          <table:table-cell table:formula="of:=LARGE([.B8:.G8];2)" office:value-type="float" office:value="0.916536" calcext:value-type="float">
            <text:p>0,917</text:p>
          </table:table-cell>
          <table:table-cell table:formula="of:=LARGE([.B8:.G8];3)" office:value-type="float" office:value="0.861408" calcext:value-type="float">
            <text:p>0,861</text:p>
          </table:table-cell>
        </table:table-row>
        <table:table-row table:style-name="ro1">
          <table:covered-table-cell table:style-name="Default"/>
          <table:table-cell office:value-type="float" office:value="0.0168944021261482" calcext:value-type="float">
            <text:p>0,02</text:p>
          </table:table-cell>
          <table:table-cell office:value-type="float" office:value="0.0330995667078891" calcext:value-type="float">
            <text:p>0,03</text:p>
          </table:table-cell>
          <table:table-cell office:value-type="float" office:value="0.0136449624110878" calcext:value-type="float">
            <text:p>0,01</text:p>
          </table:table-cell>
          <table:table-cell office:value-type="float" office:value="0.00222535045329944" calcext:value-type="float">
            <text:p>0,002</text:p>
          </table:table-cell>
          <table:table-cell office:value-type="float" office:value="0.00452589626924878" calcext:value-type="float">
            <text:p>0,005</text:p>
          </table:table-cell>
          <table:table-cell office:value-type="float" office:value="0.0185683917636935" calcext:value-type="float">
            <text:p>0,02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C100</text:p>
          </table:table-cell>
          <table:table-cell table:style-name="ce89" office:value-type="float" office:value="0.9533497" calcext:value-type="float">
            <text:p>0,95</text:p>
          </table:table-cell>
          <table:table-cell table:style-name="ce89" office:value-type="float" office:value="0.8984521" calcext:value-type="float">
            <text:p>0,90</text:p>
          </table:table-cell>
          <table:table-cell table:style-name="ce89" office:value-type="float" office:value="0.9651103" calcext:value-type="float">
            <text:p>0,97</text:p>
          </table:table-cell>
          <table:table-cell table:style-name="ce89" office:value-type="float" office:value="0.5737118" calcext:value-type="float">
            <text:p>0,57</text:p>
          </table:table-cell>
          <table:table-cell table:style-name="ce89" office:value-type="float" office:value="0.702769" calcext:value-type="float">
            <text:p>0,70</text:p>
          </table:table-cell>
          <table:table-cell table:style-name="ce89" office:value-type="float" office:value="0.9352" calcext:value-type="float">
            <text:p>0,94</text:p>
          </table:table-cell>
          <table:table-cell table:formula="of:=LARGE([.B10:.G10];1)" office:value-type="float" office:value="0.9651103" calcext:value-type="float">
            <text:p>0,965</text:p>
          </table:table-cell>
          <table:table-cell table:formula="of:=LARGE([.B10:.G10];2)" office:value-type="float" office:value="0.9533497" calcext:value-type="float">
            <text:p>0,953</text:p>
          </table:table-cell>
          <table:table-cell table:formula="of:=LARGE([.B10:.G10];3)" office:value-type="float" office:value="0.9352" calcext:value-type="float">
            <text:p>0,935</text:p>
          </table:table-cell>
        </table:table-row>
        <table:table-row table:style-name="ro1">
          <table:covered-table-cell table:style-name="Default"/>
          <table:table-cell office:value-type="float" office:value="0.0221125664455757" calcext:value-type="float">
            <text:p>0,02</text:p>
          </table:table-cell>
          <table:table-cell office:value-type="float" office:value="0.0363396539043783" calcext:value-type="float">
            <text:p>0,04</text:p>
          </table:table-cell>
          <table:table-cell office:value-type="float" office:value="0.0138124846863264" calcext:value-type="float">
            <text:p>0,01</text:p>
          </table:table-cell>
          <table:table-cell table:style-name="ce19" office:value-type="float" office:value="0.0249100917413004" calcext:value-type="float">
            <text:p>0,02</text:p>
          </table:table-cell>
          <table:table-cell table:style-name="ce19" office:value-type="float" office:value="0.0192058544615958" calcext:value-type="float">
            <text:p>0,02</text:p>
          </table:table-cell>
          <table:table-cell office:value-type="float" office:value="0.0297262580053393" calcext:value-type="float">
            <text:p>0,03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C200</text:p>
          </table:table-cell>
          <table:table-cell table:style-name="ce90" office:value-type="float" office:value="0.9600533" calcext:value-type="float">
            <text:p>0,960</text:p>
          </table:table-cell>
          <table:table-cell table:style-name="ce98" office:value-type="float" office:value="0.831269" calcext:value-type="float">
            <text:p>0,83</text:p>
          </table:table-cell>
          <table:table-cell table:style-name="ce98" office:value-type="float" office:value="0.9579279" calcext:value-type="float">
            <text:p>0,96</text:p>
          </table:table-cell>
          <table:table-cell table:style-name="ce90" office:value-type="float" office:value="0.5415584" calcext:value-type="float">
            <text:p>0,542</text:p>
          </table:table-cell>
          <table:table-cell table:style-name="ce98" office:value-type="float" office:value="0.5681512" calcext:value-type="float">
            <text:p>0,57</text:p>
          </table:table-cell>
          <table:table-cell table:style-name="ce98" office:value-type="float" office:value="0.9590958" calcext:value-type="float">
            <text:p>0,96</text:p>
          </table:table-cell>
          <table:table-cell table:formula="of:=LARGE([.B12:.G12];1)" office:value-type="float" office:value="0.9600533" calcext:value-type="float">
            <text:p>0,960</text:p>
          </table:table-cell>
          <table:table-cell table:formula="of:=LARGE([.B12:.G12];2)" office:value-type="float" office:value="0.9590958" calcext:value-type="float">
            <text:p>0,959</text:p>
          </table:table-cell>
          <table:table-cell table:formula="of:=LARGE([.B12:.G12];3)" office:value-type="float" office:value="0.9579279" calcext:value-type="float">
            <text:p>0,958</text:p>
          </table:table-cell>
        </table:table-row>
        <table:table-row table:style-name="ro1">
          <table:covered-table-cell table:style-name="Default"/>
          <table:table-cell table:style-name="ce3" office:value-type="float" office:value="0.00465864813116422" calcext:value-type="float">
            <text:p>0,005</text:p>
          </table:table-cell>
          <table:table-cell office:value-type="float" office:value="0.0367389443805889" calcext:value-type="float">
            <text:p>0,04</text:p>
          </table:table-cell>
          <table:table-cell office:value-type="float" office:value="0.0274813961815989" calcext:value-type="float">
            <text:p>0,03</text:p>
          </table:table-cell>
          <table:table-cell office:value-type="float" office:value="0.00385102420662348" calcext:value-type="float">
            <text:p>0,004</text:p>
          </table:table-cell>
          <table:table-cell table:style-name="ce19" office:value-type="float" office:value="0.0108927115430456" calcext:value-type="float">
            <text:p>0,01</text:p>
          </table:table-cell>
          <table:table-cell office:value-type="float" office:value="0.0162197118211145" calcext:value-type="float">
            <text:p>0,02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C500</text:p>
          </table:table-cell>
          <table:table-cell table:style-name="ce91" office:value-type="float" office:value="0.9419986" calcext:value-type="float">
            <text:p>0,94</text:p>
          </table:table-cell>
          <table:table-cell table:style-name="ce91" office:value-type="float" office:value="0.7663553" calcext:value-type="float">
            <text:p>0,77</text:p>
          </table:table-cell>
          <table:table-cell table:style-name="ce91" office:value-type="float" office:value="0.7777426" calcext:value-type="float">
            <text:p>0,78</text:p>
          </table:table-cell>
          <table:table-cell table:style-name="ce106" office:value-type="float" office:value="0.6641578" calcext:value-type="float">
            <text:p>0,664</text:p>
          </table:table-cell>
          <table:table-cell table:style-name="ce106" office:value-type="float" office:value="0.6616867" calcext:value-type="float">
            <text:p>0,662</text:p>
          </table:table-cell>
          <table:table-cell table:style-name="ce106" office:value-type="float" office:value="0.9457189" calcext:value-type="float">
            <text:p>0,946</text:p>
          </table:table-cell>
          <table:table-cell table:formula="of:=LARGE([.B14:.G14];1)" office:value-type="float" office:value="0.9457189" calcext:value-type="float">
            <text:p>0,946</text:p>
          </table:table-cell>
          <table:table-cell table:formula="of:=LARGE([.B14:.G14];2)" office:value-type="float" office:value="0.9419986" calcext:value-type="float">
            <text:p>0,942</text:p>
          </table:table-cell>
          <table:table-cell table:formula="of:=LARGE([.B14:.G14];3)" office:value-type="float" office:value="0.7777426" calcext:value-type="float">
            <text:p>0,778</text:p>
          </table:table-cell>
        </table:table-row>
        <table:table-row table:style-name="ro1">
          <table:covered-table-cell table:style-name="Default"/>
          <table:table-cell office:value-type="float" office:value="0.0125281492743342" calcext:value-type="float">
            <text:p>0,01</text:p>
          </table:table-cell>
          <table:table-cell office:value-type="float" office:value="0.0407953265952119" calcext:value-type="float">
            <text:p>0,04</text:p>
          </table:table-cell>
          <table:table-cell office:value-type="float" office:value="0.0171308358184883" calcext:value-type="float">
            <text:p>0,02</text:p>
          </table:table-cell>
          <table:table-cell office:value-type="float" office:value="0.00696509593329482" calcext:value-type="float">
            <text:p>0,007</text:p>
          </table:table-cell>
          <table:table-cell office:value-type="float" office:value="0.00518610599679567" calcext:value-type="float">
            <text:p>0,005</text:p>
          </table:table-cell>
          <table:table-cell table:style-name="ce3" office:value-type="float" office:value="0.00733896170381068" calcext:value-type="float">
            <text:p>0,007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C1000</text:p>
          </table:table-cell>
          <table:table-cell table:style-name="ce92" office:value-type="float" office:value="0.9437864" calcext:value-type="float">
            <text:p>0,944</text:p>
          </table:table-cell>
          <table:table-cell table:style-name="ce99" office:value-type="float" office:value="0.7875746" calcext:value-type="float">
            <text:p>0,79</text:p>
          </table:table-cell>
          <table:table-cell table:style-name="ce99" office:value-type="float" office:value="0.8379135" calcext:value-type="float">
            <text:p>0,84</text:p>
          </table:table-cell>
          <table:table-cell table:style-name="ce92" office:value-type="float" office:value="0.7482432" calcext:value-type="float">
            <text:p>0,748</text:p>
          </table:table-cell>
          <table:table-cell table:style-name="ce92" office:value-type="float" office:value="0.7428778" calcext:value-type="float">
            <text:p>0,743</text:p>
          </table:table-cell>
          <table:table-cell table:style-name="ce92" office:value-type="float" office:value="0.9302272" calcext:value-type="float">
            <text:p>0,930</text:p>
          </table:table-cell>
          <table:table-cell table:formula="of:=LARGE([.B16:.G16];1)" office:value-type="float" office:value="0.9437864" calcext:value-type="float">
            <text:p>0,944</text:p>
          </table:table-cell>
          <table:table-cell table:formula="of:=LARGE([.B16:.G16];2)" office:value-type="float" office:value="0.9302272" calcext:value-type="float">
            <text:p>0,930</text:p>
          </table:table-cell>
          <table:table-cell table:formula="of:=LARGE([.B16:.G16];3)" office:value-type="float" office:value="0.8379135" calcext:value-type="float">
            <text:p>0,838</text:p>
          </table:table-cell>
        </table:table-row>
        <table:table-row table:style-name="ro1">
          <table:covered-table-cell table:style-name="Default"/>
          <table:table-cell table:style-name="ce3" office:value-type="float" office:value="0.00793019195480161" calcext:value-type="float">
            <text:p>0,008</text:p>
          </table:table-cell>
          <table:table-cell office:value-type="float" office:value="0.0114291582647192" calcext:value-type="float">
            <text:p>0,01</text:p>
          </table:table-cell>
          <table:table-cell office:value-type="float" office:value="0.0106537372996522" calcext:value-type="float">
            <text:p>0,01</text:p>
          </table:table-cell>
          <table:table-cell office:value-type="float" office:value="0.00224064132783451" calcext:value-type="float">
            <text:p>0,002</text:p>
          </table:table-cell>
          <table:table-cell office:value-type="float" office:value="0.00337007622465722" calcext:value-type="float">
            <text:p>0,003</text:p>
          </table:table-cell>
          <table:table-cell table:style-name="ce3" office:value-type="float" office:value="0.0086953584146946" calcext:value-type="float">
            <text:p>0,009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CD100</text:p>
          </table:table-cell>
          <table:table-cell table:style-name="ce93" office:value-type="float" office:value="1.0365625" calcext:value-type="float">
            <text:p>1,04</text:p>
          </table:table-cell>
          <table:table-cell table:style-name="ce93" office:value-type="float" office:value="0.9284174" calcext:value-type="float">
            <text:p>0,93</text:p>
          </table:table-cell>
          <table:table-cell table:style-name="ce93" office:value-type="float" office:value="0.94566" calcext:value-type="float">
            <text:p>0,95</text:p>
          </table:table-cell>
          <table:table-cell table:style-name="ce93" office:value-type="float" office:value="0.7325334" calcext:value-type="float">
            <text:p>0,73</text:p>
          </table:table-cell>
          <table:table-cell table:style-name="ce93" office:value-type="float" office:value="0.8154506" calcext:value-type="float">
            <text:p>0,82</text:p>
          </table:table-cell>
          <table:table-cell table:style-name="ce93" office:value-type="float" office:value="1.0090875" calcext:value-type="float">
            <text:p>1,01</text:p>
          </table:table-cell>
          <table:table-cell table:formula="of:=LARGE([.B18:.G18];1)" office:value-type="float" office:value="1.0365625" calcext:value-type="float">
            <text:p>1,037</text:p>
          </table:table-cell>
          <table:table-cell table:formula="of:=LARGE([.B18:.G18];2)" office:value-type="float" office:value="1.0090875" calcext:value-type="float">
            <text:p>1,009</text:p>
          </table:table-cell>
          <table:table-cell table:formula="of:=LARGE([.B18:.G18];3)" office:value-type="float" office:value="0.94566" calcext:value-type="float">
            <text:p>0,946</text:p>
          </table:table-cell>
        </table:table-row>
        <table:table-row table:style-name="ro1">
          <table:covered-table-cell table:style-name="Default"/>
          <table:table-cell office:value-type="float" office:value="0.0267787196529259" calcext:value-type="float">
            <text:p>0,03</text:p>
          </table:table-cell>
          <table:table-cell office:value-type="float" office:value="0.0485566912941975" calcext:value-type="float">
            <text:p>0,05</text:p>
          </table:table-cell>
          <table:table-cell office:value-type="float" office:value="0.0264206221728407" calcext:value-type="float">
            <text:p>0,03</text:p>
          </table:table-cell>
          <table:table-cell table:style-name="ce19" office:value-type="float" office:value="0.0151179815266457" calcext:value-type="float">
            <text:p>0,02</text:p>
          </table:table-cell>
          <table:table-cell table:style-name="ce19" office:value-type="float" office:value="0.0211719455043697" calcext:value-type="float">
            <text:p>0,02</text:p>
          </table:table-cell>
          <table:table-cell office:value-type="float" office:value="0.0253182874588705" calcext:value-type="float">
            <text:p>0,03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CD200</text:p>
          </table:table-cell>
          <table:table-cell table:style-name="ce94" office:value-type="float" office:value="0.9676093" calcext:value-type="float">
            <text:p>0,968</text:p>
          </table:table-cell>
          <table:table-cell table:style-name="ce100" office:value-type="float" office:value="0.8870298" calcext:value-type="float">
            <text:p>0,89</text:p>
          </table:table-cell>
          <table:table-cell table:style-name="ce100" office:value-type="float" office:value="0.8784593" calcext:value-type="float">
            <text:p>0,88</text:p>
          </table:table-cell>
          <table:table-cell table:style-name="ce94" office:value-type="float" office:value="0.6349658" calcext:value-type="float">
            <text:p>0,635</text:p>
          </table:table-cell>
          <table:table-cell table:style-name="ce94" office:value-type="float" office:value="0.62991" calcext:value-type="float">
            <text:p>0,630</text:p>
          </table:table-cell>
          <table:table-cell table:style-name="ce100" office:value-type="float" office:value="0.9424892" calcext:value-type="float">
            <text:p>0,94</text:p>
          </table:table-cell>
          <table:table-cell table:formula="of:=LARGE([.B20:.G20];1)" office:value-type="float" office:value="0.9676093" calcext:value-type="float">
            <text:p>0,968</text:p>
          </table:table-cell>
          <table:table-cell table:formula="of:=LARGE([.B20:.G20];2)" office:value-type="float" office:value="0.9424892" calcext:value-type="float">
            <text:p>0,942</text:p>
          </table:table-cell>
          <table:table-cell table:formula="of:=LARGE([.B20:.G20];3)" office:value-type="float" office:value="0.8870298" calcext:value-type="float">
            <text:p>0,887</text:p>
          </table:table-cell>
        </table:table-row>
        <table:table-row table:style-name="ro1">
          <table:covered-table-cell table:style-name="Default"/>
          <table:table-cell table:style-name="ce3" office:value-type="float" office:value="0.00567559614578064" calcext:value-type="float">
            <text:p>0,006</text:p>
          </table:table-cell>
          <table:table-cell office:value-type="float" office:value="0.0504273086527528" calcext:value-type="float">
            <text:p>0,05</text:p>
          </table:table-cell>
          <table:table-cell office:value-type="float" office:value="0.0246416704143611" calcext:value-type="float">
            <text:p>0,02</text:p>
          </table:table-cell>
          <table:table-cell office:value-type="float" office:value="0.00626153292413287" calcext:value-type="float">
            <text:p>0,006</text:p>
          </table:table-cell>
          <table:table-cell office:value-type="float" office:value="0.00434422333680025" calcext:value-type="float">
            <text:p>0,004</text:p>
          </table:table-cell>
          <table:table-cell office:value-type="float" office:value="0.0220585617518459" calcext:value-type="float">
            <text:p>0,02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CD500</text:p>
          </table:table-cell>
          <table:table-cell table:style-name="ce95" office:value-type="float" office:value="0.9496829" calcext:value-type="float">
            <text:p>0,950</text:p>
          </table:table-cell>
          <table:table-cell table:style-name="ce101" office:value-type="float" office:value="0.7972376" calcext:value-type="float">
            <text:p>0,80</text:p>
          </table:table-cell>
          <table:table-cell table:style-name="ce101" office:value-type="float" office:value="0.8364196" calcext:value-type="float">
            <text:p>0,84</text:p>
          </table:table-cell>
          <table:table-cell table:style-name="ce95" office:value-type="float" office:value="0.7321607" calcext:value-type="float">
            <text:p>0,732</text:p>
          </table:table-cell>
          <table:table-cell table:style-name="ce95" office:value-type="float" office:value="0.7281584" calcext:value-type="float">
            <text:p>0,728</text:p>
          </table:table-cell>
          <table:table-cell table:style-name="ce101" office:value-type="float" office:value="0.9311256" calcext:value-type="float">
            <text:p>0,93</text:p>
          </table:table-cell>
          <table:table-cell table:formula="of:=LARGE([.B22:.G22];1)" office:value-type="float" office:value="0.9496829" calcext:value-type="float">
            <text:p>0,950</text:p>
          </table:table-cell>
          <table:table-cell table:formula="of:=LARGE([.B22:.G22];2)" office:value-type="float" office:value="0.9311256" calcext:value-type="float">
            <text:p>0,931</text:p>
          </table:table-cell>
          <table:table-cell table:formula="of:=LARGE([.B22:.G22];3)" office:value-type="float" office:value="0.8364196" calcext:value-type="float">
            <text:p>0,836</text:p>
          </table:table-cell>
        </table:table-row>
        <table:table-row table:style-name="ro1">
          <table:covered-table-cell table:style-name="Default"/>
          <table:table-cell table:style-name="ce3" office:value-type="float" office:value="0.00246501158009451" calcext:value-type="float">
            <text:p>0,002</text:p>
          </table:table-cell>
          <table:table-cell office:value-type="float" office:value="0.0141199629192148" calcext:value-type="float">
            <text:p>0,01</text:p>
          </table:table-cell>
          <table:table-cell office:value-type="float" office:value="0.0308642951262458" calcext:value-type="float">
            <text:p>0,03</text:p>
          </table:table-cell>
          <table:table-cell office:value-type="float" office:value="0.00277550507295518" calcext:value-type="float">
            <text:p>0,003</text:p>
          </table:table-cell>
          <table:table-cell office:value-type="float" office:value="0.00264710480336536" calcext:value-type="float">
            <text:p>0,003</text:p>
          </table:table-cell>
          <table:table-cell office:value-type="float" office:value="0.0415825719098759" calcext:value-type="float">
            <text:p>0,04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CD1000</text:p>
          </table:table-cell>
          <table:table-cell table:style-name="ce96" office:value-type="float" office:value="0.9544794" calcext:value-type="float">
            <text:p>0,954</text:p>
          </table:table-cell>
          <table:table-cell table:style-name="ce102" office:value-type="float" office:value="0.8728151" calcext:value-type="float">
            <text:p>0,87</text:p>
          </table:table-cell>
          <table:table-cell table:style-name="ce102" office:value-type="float" office:value="0.8755264" calcext:value-type="float">
            <text:p>0,88</text:p>
          </table:table-cell>
          <table:table-cell table:style-name="ce96" office:value-type="float" office:value="0.8406157" calcext:value-type="float">
            <text:p>0,841</text:p>
          </table:table-cell>
          <table:table-cell table:style-name="ce96" office:value-type="float" office:value="0.835936" calcext:value-type="float">
            <text:p>0,836</text:p>
          </table:table-cell>
          <table:table-cell table:style-name="ce102" office:value-type="float" office:value="0.9375201" calcext:value-type="float">
            <text:p>0,94</text:p>
          </table:table-cell>
          <table:table-cell table:formula="of:=LARGE([.B24:.G24];1)" office:value-type="float" office:value="0.9544794" calcext:value-type="float">
            <text:p>0,954</text:p>
          </table:table-cell>
          <table:table-cell table:formula="of:=LARGE([.B24:.G24];2)" office:value-type="float" office:value="0.9375201" calcext:value-type="float">
            <text:p>0,938</text:p>
          </table:table-cell>
          <table:table-cell table:formula="of:=LARGE([.B24:.G24];3)" office:value-type="float" office:value="0.8755264" calcext:value-type="float">
            <text:p>0,876</text:p>
          </table:table-cell>
        </table:table-row>
        <table:table-row table:style-name="ro1">
          <table:covered-table-cell table:style-name="Default"/>
          <table:table-cell table:style-name="ce3" office:value-type="float" office:value="0.00272379493354401" calcext:value-type="float">
            <text:p>0,003</text:p>
          </table:table-cell>
          <table:table-cell office:value-type="float" office:value="0.0162838802160296" calcext:value-type="float">
            <text:p>0,02</text:p>
          </table:table-cell>
          <table:table-cell office:value-type="float" office:value="0.0125526428069949" calcext:value-type="float">
            <text:p>0,01</text:p>
          </table:table-cell>
          <table:table-cell office:value-type="float" office:value="0.00323985435012132" calcext:value-type="float">
            <text:p>0,003</text:p>
          </table:table-cell>
          <table:table-cell office:value-type="float" office:value="0.00247493143339366" calcext:value-type="float">
            <text:p>0,002</text:p>
          </table:table-cell>
          <table:table-cell office:value-type="float" office:value="0.0267848935911644" calcext:value-type="float">
            <text:p>0,03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All intances</text:p>
          </table:table-cell>
          <table:table-cell table:style-name="ce97" office:value-type="float" office:value="0.9453607" calcext:value-type="float">
            <text:p>0,95</text:p>
          </table:table-cell>
          <table:table-cell table:style-name="ce97" office:value-type="float" office:value="0.821434025" calcext:value-type="float">
            <text:p>0,82</text:p>
          </table:table-cell>
          <table:table-cell table:style-name="ce97" office:value-type="float" office:value="0.8825624" calcext:value-type="float">
            <text:p>0,88</text:p>
          </table:table-cell>
          <table:table-cell table:style-name="ce107" office:value-type="float" office:value="0.615769208333333" calcext:value-type="float">
            <text:p>0,6</text:p>
          </table:table-cell>
          <table:table-cell table:style-name="ce107" office:value-type="float" office:value="0.650440241666667" calcext:value-type="float">
            <text:p>0,7</text:p>
          </table:table-cell>
          <table:table-cell table:style-name="ce97" office:value-type="float" office:value="0.93527545" calcext:value-type="float">
            <text:p>0,94</text:p>
          </table:table-cell>
          <table:table-cell table:formula="of:=LARGE([.B26:.G26];1)" office:value-type="float" office:value="0.9453607" calcext:value-type="float">
            <text:p>0,945</text:p>
          </table:table-cell>
          <table:table-cell table:formula="of:=LARGE([.B26:.G26];2)" office:value-type="float" office:value="0.93527545" calcext:value-type="float">
            <text:p>0,935</text:p>
          </table:table-cell>
          <table:table-cell table:formula="of:=LARGE([.B26:.G26];3)" office:value-type="float" office:value="0.8825624" calcext:value-type="float">
            <text:p>0,883</text:p>
          </table:table-cell>
        </table:table-row>
        <table:table-row table:style-name="ro1">
          <table:covered-table-cell table:style-name="Default"/>
          <table:table-cell office:value-type="float" office:value="0.0408092326203275" calcext:value-type="float">
            <text:p>0,04</text:p>
          </table:table-cell>
          <table:table-cell office:value-type="float" office:value="0.0831175700945617" calcext:value-type="float">
            <text:p>0,08</text:p>
          </table:table-cell>
          <table:table-cell office:value-type="float" office:value="0.0626586351422531" calcext:value-type="float">
            <text:p>0,06</text:p>
          </table:table-cell>
          <table:table-cell table:style-name="ce39" office:value-type="float" office:value="0.134260078759715" calcext:value-type="float">
            <text:p>0,1</text:p>
          </table:table-cell>
          <table:table-cell table:style-name="ce39" office:value-type="float" office:value="0.119428026894234" calcext:value-type="float">
            <text:p>0,1</text:p>
          </table:table-cell>
          <table:table-cell office:value-type="float" office:value="0.0429903294468361" calcext:value-type="float">
            <text:p>0,04</text:p>
          </table:table-cell>
          <table:table-cell table:number-columns-repeated="3"/>
        </table:table-row>
        <table:table-row table:style-name="ro1">
          <table:table-cell table:number-columns-spanned="1" table:number-rows-spanned="2"/>
          <table:table-cell table:style-name="Default" table:number-columns-repeated="9"/>
        </table:table-row>
        <table:table-row table:style-name="ro1">
          <table:covered-table-cell table:style-name="Default"/>
          <table:table-cell table:style-name="Default" table:number-columns-repeated="9"/>
        </table:table-row>
        <table:table-row table:style-name="ro1">
          <table:table-cell table:number-columns-spanned="1" table:number-rows-spanned="2"/>
          <table:table-cell table:style-name="Default" table:number-columns-repeated="9"/>
        </table:table-row>
        <table:table-row table:style-name="ro1">
          <table:covered-table-cell table:style-name="Default"/>
          <table:table-cell table:style-name="Default" table:number-columns-repeated="9"/>
        </table:table-row>
        <calcext:conditional-formats>
          <calcext:conditional-format calcext:target-range-address="Epsilon.B2:Epsilon.G2">
            <calcext:condition calcext:apply-style-name="Accent 1" calcext:value="=[$Epsilon.$H$2]" calcext:base-cell-address="Epsilon.B2"/>
            <calcext:condition calcext:apply-style-name="Accent 2" calcext:value="=[$Epsilon.$I$2]" calcext:base-cell-address="Epsilon.B2"/>
            <calcext:condition calcext:apply-style-name="Accent 3" calcext:value="=[$Epsilon.$J$2]" calcext:base-cell-address="Epsilon.B2"/>
          </calcext:conditional-format>
          <calcext:conditional-format calcext:target-range-address="Epsilon.B4:Epsilon.G4">
            <calcext:condition calcext:apply-style-name="Accent 1" calcext:value="=[$Epsilon.$H$4]" calcext:base-cell-address="Epsilon.B4"/>
            <calcext:condition calcext:apply-style-name="Accent 2" calcext:value="=[$Epsilon.$I$4]" calcext:base-cell-address="Epsilon.B4"/>
            <calcext:condition calcext:apply-style-name="Accent 3" calcext:value="=[$Epsilon.$J$4]" calcext:base-cell-address="Epsilon.B4"/>
          </calcext:conditional-format>
          <calcext:conditional-format calcext:target-range-address="Epsilon.B6:Epsilon.G6">
            <calcext:condition calcext:apply-style-name="Accent 1" calcext:value="=[$Epsilon.$H$6]" calcext:base-cell-address="Epsilon.B6"/>
            <calcext:condition calcext:apply-style-name="Accent 2" calcext:value="=[$Epsilon.$I$6]" calcext:base-cell-address="Epsilon.B6"/>
            <calcext:condition calcext:apply-style-name="Accent 3" calcext:value="=[$Epsilon.$J$6]" calcext:base-cell-address="Epsilon.B6"/>
          </calcext:conditional-format>
          <calcext:conditional-format calcext:target-range-address="Epsilon.B8:Epsilon.G8">
            <calcext:condition calcext:apply-style-name="Accent 1" calcext:value="=[$Epsilon.$H$8]" calcext:base-cell-address="Epsilon.B8"/>
            <calcext:condition calcext:apply-style-name="Accent 2" calcext:value="=[$Epsilon.$I$8]" calcext:base-cell-address="Epsilon.B8"/>
            <calcext:condition calcext:apply-style-name="Accent 3" calcext:value="=[$Epsilon.$J$8]" calcext:base-cell-address="Epsilon.B8"/>
          </calcext:conditional-format>
          <calcext:conditional-format calcext:target-range-address="Epsilon.B10:Epsilon.G10">
            <calcext:condition calcext:apply-style-name="Accent 1" calcext:value="=[$Epsilon.$H$10]" calcext:base-cell-address="Epsilon.B10"/>
            <calcext:condition calcext:apply-style-name="Accent 2" calcext:value="=[$Epsilon.$I$10]" calcext:base-cell-address="Epsilon.B10"/>
            <calcext:condition calcext:apply-style-name="Accent 3" calcext:value="=[$Epsilon.$J$10]" calcext:base-cell-address="Epsilon.B10"/>
          </calcext:conditional-format>
          <calcext:conditional-format calcext:target-range-address="Epsilon.B12:Epsilon.G12">
            <calcext:condition calcext:apply-style-name="Accent 1" calcext:value="=[$Epsilon.$H$12]" calcext:base-cell-address="Epsilon.B12"/>
            <calcext:condition calcext:apply-style-name="Accent 2" calcext:value="=[$Epsilon.$I$12]" calcext:base-cell-address="Epsilon.B12"/>
            <calcext:condition calcext:apply-style-name="Accent 3" calcext:value="=[$Epsilon.$J$12]" calcext:base-cell-address="Epsilon.B12"/>
          </calcext:conditional-format>
          <calcext:conditional-format calcext:target-range-address="Epsilon.B14:Epsilon.G14">
            <calcext:condition calcext:apply-style-name="Accent 1" calcext:value="=[$Epsilon.$H$14]" calcext:base-cell-address="Epsilon.B14"/>
            <calcext:condition calcext:apply-style-name="Accent 2" calcext:value="=[$Epsilon.$I$14]" calcext:base-cell-address="Epsilon.B14"/>
            <calcext:condition calcext:apply-style-name="Accent 3" calcext:value="=[$Epsilon.$J$14]" calcext:base-cell-address="Epsilon.B14"/>
          </calcext:conditional-format>
          <calcext:conditional-format calcext:target-range-address="Epsilon.B16:Epsilon.G16">
            <calcext:condition calcext:apply-style-name="Accent 1" calcext:value="=[$Epsilon.$H$16]" calcext:base-cell-address="Epsilon.B16"/>
            <calcext:condition calcext:apply-style-name="Accent 2" calcext:value="=[$Epsilon.$I$16]" calcext:base-cell-address="Epsilon.B16"/>
            <calcext:condition calcext:apply-style-name="Accent 3" calcext:value="=[$Epsilon.$J$16]" calcext:base-cell-address="Epsilon.B16"/>
          </calcext:conditional-format>
          <calcext:conditional-format calcext:target-range-address="Epsilon.B18:Epsilon.G18">
            <calcext:condition calcext:apply-style-name="Accent 1" calcext:value="=[$Epsilon.$H$18]" calcext:base-cell-address="Epsilon.B18"/>
            <calcext:condition calcext:apply-style-name="Accent 2" calcext:value="=[$Epsilon.$I$18]" calcext:base-cell-address="Epsilon.B18"/>
            <calcext:condition calcext:apply-style-name="Accent 3" calcext:value="=[$Epsilon.$J$18]" calcext:base-cell-address="Epsilon.B18"/>
          </calcext:conditional-format>
          <calcext:conditional-format calcext:target-range-address="Epsilon.B20:Epsilon.G20">
            <calcext:condition calcext:apply-style-name="Accent 1" calcext:value="=[$Epsilon.$H$20]" calcext:base-cell-address="Epsilon.B20"/>
            <calcext:condition calcext:apply-style-name="Accent 2" calcext:value="=[$Epsilon.$I$20]" calcext:base-cell-address="Epsilon.B20"/>
            <calcext:condition calcext:apply-style-name="Accent 3" calcext:value="=[$Epsilon.$J$20]" calcext:base-cell-address="Epsilon.B20"/>
          </calcext:conditional-format>
          <calcext:conditional-format calcext:target-range-address="Epsilon.B22:Epsilon.G22">
            <calcext:condition calcext:apply-style-name="Accent 1" calcext:value="=[$Epsilon.$H$22]" calcext:base-cell-address="Epsilon.B22"/>
            <calcext:condition calcext:apply-style-name="Accent 2" calcext:value="=[$Epsilon.$I$22]" calcext:base-cell-address="Epsilon.B22"/>
            <calcext:condition calcext:apply-style-name="Accent 3" calcext:value="=[$Epsilon.$J$22]" calcext:base-cell-address="Epsilon.B22"/>
          </calcext:conditional-format>
          <calcext:conditional-format calcext:target-range-address="Epsilon.B24:Epsilon.G24">
            <calcext:condition calcext:apply-style-name="Accent 1" calcext:value="=[$Epsilon.$H$24]" calcext:base-cell-address="Epsilon.B24"/>
            <calcext:condition calcext:apply-style-name="Accent 2" calcext:value="=[$Epsilon.$I$24]" calcext:base-cell-address="Epsilon.B24"/>
            <calcext:condition calcext:apply-style-name="Accent 3" calcext:value="=[$Epsilon.$J$24]" calcext:base-cell-address="Epsilon.B24"/>
          </calcext:conditional-format>
          <calcext:conditional-format calcext:target-range-address="Epsilon.B26:Epsilon.G26">
            <calcext:condition calcext:apply-style-name="Accent 1" calcext:value="=[$Epsilon.$H$26]" calcext:base-cell-address="Epsilon.B26"/>
            <calcext:condition calcext:apply-style-name="Accent 2" calcext:value="=[$Epsilon.$I$26]" calcext:base-cell-address="Epsilon.B26"/>
            <calcext:condition calcext:apply-style-name="Accent 3" calcext:value="=[$Epsilon.$J$26]" calcext:base-cell-address="Epsilon.B2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3">
      <number:number number:decimal-places="11" number:min-decimal-places="11" number:min-integer-digits="1"/>
    </number:number-style>
    <number:number-style style:name="N122">
      <number:number number:decimal-places="12" number:min-decimal-places="12" number:min-integer-digits="1"/>
    </number:number-style>
    <number:number-style style:name="N121">
      <number:number number:decimal-places="13" number:min-decimal-places="13" number:min-integer-digits="1"/>
    </number:number-style>
    <number:number-style style:name="N120">
      <number:number number:decimal-places="18" number:min-decimal-places="18" number:min-integer-digits="1"/>
    </number:number-style>
    <number:number-style style:name="N119">
      <number:number number:decimal-places="17" number:min-decimal-places="17" number:min-integer-digits="1"/>
    </number:number-style>
    <number:number-style style:name="N118">
      <number:number number:decimal-places="16" number:min-decimal-places="16" number:min-integer-digits="1"/>
    </number:number-style>
    <number:number-style style:name="N117">
      <number:number number:decimal-places="14" number:min-decimal-places="14" number:min-integer-digits="1"/>
    </number:number-style>
    <number:number-style style:name="N116">
      <number:number number:decimal-places="15" number:min-decimal-places="15" number:min-integer-digits="1"/>
    </number:number-style>
    <number:number-style style:name="N115">
      <number:number number:decimal-places="6" number:min-decimal-places="6" number:min-integer-digits="1"/>
    </number:number-style>
    <number:number-style style:name="N114">
      <number:number number:decimal-places="5" number:min-decimal-places="5" number:min-integer-digits="1"/>
    </number:number-style>
    <number:number-style style:name="N113">
      <number:number number:decimal-places="4" number:min-decimal-places="4" number:min-integer-digits="1"/>
    </number:number-style>
    <number:number-style style:name="N112">
      <number:number number:decimal-places="3" number:min-decimal-places="3" number:min-integer-digits="1"/>
    </number:number-style>
    <number:number-style style:name="N111">
      <number:number number:decimal-places="1" number:min-decimal-places="1" number:min-integer-digits="1"/>
    </number:number-style>
    <number:number-style style:name="N110">
      <number:number number:decimal-places="10" number:min-decimal-places="10" number:min-integer-digits="1"/>
    </number:number-style>
    <number:number-style style:name="N109">
      <number:number number:decimal-places="9" number:min-decimal-places="9" number:min-integer-digits="1"/>
    </number:number-style>
    <number:number-style style:name="N108">
      <number:number number:decimal-places="8" number:min-decimal-places="8" number:min-integer-digits="1"/>
    </number:number-style>
    <number:number-style style:name="N107">
      <number:number number:decimal-places="7" number:min-decimal-places="7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6T10:19:46.912388475</meta:creation-date>
    <dc:date>2024-03-06T17:43:02.175326561</dc:date>
    <meta:editing-duration>PT7H15M49S</meta:editing-duration>
    <meta:editing-cycles>118</meta:editing-cycles>
    <meta:generator>LibreOffice/7.3.7.2$Linux_X86_64 LibreOffice_project/30$Build-2</meta:generator>
    <meta:document-statistic meta:table-count="3" meta:cell-count="645" meta:object-count="0"/>
  </office:meta>
</office:document-meta>
</file>